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_1" style:family="text"/>
    <style:style style:name="T3_2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3" style:family="text"/>
    <style:style style:name="T3_4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5" style:family="text"/>
    <style:style style:name="T3_6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" style:family="paragraph" style:parent-style-name="Heading_20_3">
      <style:paragraph-properties fo:break-before="auto" fo:line-height="100%" style:writing-mode="lr-tb"/>
    </style:style>
    <style:style style:name="T5_1" style:family="text"/>
    <style:style style:name="P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>
      <style:text-properties fo:color="#0000ee" style:text-underline-style="solid" style:text-underline-color="font-color"/>
    </style:style>
    <style:style style:name="T6_43" style:family="text"/>
    <style:style style:name="T6_44" style:family="text">
      <style:text-properties fo:color="#0000ee" style:text-underline-style="solid" style:text-underline-color="font-color"/>
    </style:style>
    <style:style style:name="T6_45" style:family="text"/>
    <style:style style:name="T6_46" style:family="text">
      <style:text-properties fo:color="#0000ee" style:text-underline-style="solid" style:text-underline-color="font-color"/>
    </style:style>
    <style:style style:name="T6_47" style:family="text"/>
    <style:style style:name="T6_48" style:family="text">
      <style:text-properties fo:color="#0000ee" style:text-underline-style="solid" style:text-underline-color="font-color"/>
    </style:style>
    <style:style style:name="T6_49" style:family="text"/>
    <style:style style:name="T6_50" style:family="text">
      <style:text-properties fo:color="#0000ee" style:text-underline-style="solid" style:text-underline-color="font-color"/>
    </style:style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P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>
      <style:text-properties fo:color="#0000ee" style:text-underline-style="solid" style:text-underline-color="font-color"/>
    </style:style>
    <style:style style:name="T8_35" style:family="text"/>
    <style:style style:name="T8_36" style:family="text">
      <style:text-properties fo:color="#0000ee" style:text-underline-style="solid" style:text-underline-color="font-color"/>
    </style:style>
    <style:style style:name="T8_37" style:family="text"/>
    <style:style style:name="T8_38" style:family="text">
      <style:text-properties fo:color="#0000ee" style:text-underline-style="solid" style:text-underline-color="font-color"/>
    </style:style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>
      <style:text-properties fo:color="#0000ee" style:text-underline-style="solid" style:text-underline-color="font-color"/>
    </style:style>
    <style:style style:name="T8_53" style:family="text"/>
    <style:style style:name="T8_54" style:family="text">
      <style:text-properties fo:color="#0000ee" style:text-underline-style="solid" style:text-underline-color="font-color"/>
    </style:style>
    <style:style style:name="T8_55" style:family="text"/>
    <style:style style:name="T8_56" style:family="text">
      <style:text-properties fo:color="#0000ee" style:text-underline-style="solid" style:text-underline-color="font-color"/>
    </style:style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P9" style:family="paragraph" style:parent-style-name="Heading_20_3">
      <style:paragraph-properties fo:break-before="auto" fo:line-height="100%" fo:margin-top="0cm" style:writing-mode="lr-tb"/>
    </style:style>
    <style:style style:name="P10" style:family="paragraph" style:parent-style-name="Heading_20_3">
      <style:paragraph-properties fo:break-before="auto" fo:line-height="100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3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3_1" style:family="text">
      <style:text-properties style:font-name="Courier New" style:font-name-asian="Courier New" style:font-name-complex="Courier New"/>
    </style:style>
    <style:style style:name="T13_2" style:family="text">
      <style:text-properties style:font-name="Courier New" style:font-name-asian="Courier New" style:font-name-complex="Courier New"/>
    </style:style>
    <style:style style:name="T13_3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4_1" style:family="text">
      <style:text-properties style:font-name="Courier New" style:font-name-asian="Courier New" style:font-name-complex="Courier New"/>
    </style:style>
    <style:style style:name="T14_2" style:family="text">
      <style:text-properties style:font-name="Courier New" style:font-name-asian="Courier New" style:font-name-complex="Courier New"/>
    </style:style>
    <style:style style:name="T14_3" style:family="text">
      <style:text-properties style:font-name="Courier New" style:font-name-asian="Courier New" style:font-name-complex="Courier New"/>
    </style:style>
    <style:style style:name="P1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T15_8" style:family="text">
      <style:text-properties style:font-name="Courier New" style:font-name-asian="Courier New" style:font-name-complex="Courier New"/>
    </style:style>
    <style:style style:name="T15_9" style:family="text">
      <style:text-properties style:font-name="Courier New" style:font-name-asian="Courier New" style:font-name-complex="Courier New"/>
    </style:style>
    <style:style style:name="T15_10" style:family="text">
      <style:text-properties style:font-name="Courier New" style:font-name-asian="Courier New" style:font-name-complex="Courier New"/>
    </style:style>
    <style:style style:name="T15_11" style:family="text">
      <style:text-properties style:font-name="Courier New" style:font-name-asian="Courier New" style:font-name-complex="Courier New"/>
    </style:style>
    <style:style style:name="T15_12" style:family="text">
      <style:text-properties style:font-name="Courier New" style:font-name-asian="Courier New" style:font-name-complex="Courier New"/>
    </style:style>
    <style:style style:name="T15_13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text-indent="0cm" fo:line-height="100%" fo:margin-top="0cm" fo:margin-left="0.265cm" fo:margin-right="0.265cm" style:writing-mode="lr-tb"/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T17_2" style:family="text">
      <style:text-properties style:font-name="Courier New" style:font-name-asian="Courier New" style:font-name-complex="Courier New"/>
    </style:style>
    <style:style style:name="T17_3" style:family="text">
      <style:text-properties style:font-name="Courier New" style:font-name-asian="Courier New" style:font-name-complex="Courier New"/>
    </style:style>
    <style:style style:name="T17_4" style:family="text">
      <style:text-properties style:font-name="Courier New" style:font-name-asian="Courier New" style:font-name-complex="Courier New"/>
    </style:style>
    <style:style style:name="T17_5" style:family="text">
      <style:text-properties style:font-name="Courier New" style:font-name-asian="Courier New" style:font-name-complex="Courier New"/>
    </style:style>
    <style:style style:name="T17_6" style:family="text">
      <style:text-properties style:font-name="Courier New" style:font-name-asian="Courier New" style:font-name-complex="Courier New"/>
    </style:style>
    <style:style style:name="T17_7" style:family="text">
      <style:text-properties style:font-name="Courier New" style:font-name-asian="Courier New" style:font-name-complex="Courier New"/>
    </style:style>
    <style:style style:name="T17_8" style:family="text">
      <style:text-properties style:font-name="Courier New" style:font-name-asian="Courier New" style:font-name-complex="Courier New"/>
    </style:style>
    <style:style style:name="T17_9" style:family="text">
      <style:text-properties style:font-name="Courier New" style:font-name-asian="Courier New" style:font-name-complex="Courier New"/>
    </style:style>
    <style:style style:name="T17_10" style:family="text">
      <style:text-properties style:font-name="Courier New" style:font-name-asian="Courier New" style:font-name-complex="Courier New"/>
    </style:style>
    <style:style style:name="T17_11" style:family="text">
      <style:text-properties style:font-name="Courier New" style:font-name-asian="Courier New" style:font-name-complex="Courier New"/>
    </style:style>
    <style:style style:name="T17_12" style:family="text">
      <style:text-properties style:font-name="Courier New" style:font-name-asian="Courier New" style:font-name-complex="Courier New"/>
    </style:style>
    <style:style style:name="T17_13" style:family="text">
      <style:text-properties style:font-name="Courier New" style:font-name-asian="Courier New" style:font-name-complex="Courier New"/>
    </style:style>
    <style:style style:name="T17_14" style:family="text">
      <style:text-properties style:font-name="Courier New" style:font-name-asian="Courier New" style:font-name-complex="Courier New"/>
    </style:style>
    <style:style style:name="T17_15" style:family="text">
      <style:text-properties style:font-name="Courier New" style:font-name-asian="Courier New" style:font-name-complex="Courier New"/>
    </style:style>
    <style:style style:name="T17_16" style:family="text">
      <style:text-properties style:font-name="Courier New" style:font-name-asian="Courier New" style:font-name-complex="Courier New"/>
    </style:style>
    <style:style style:name="T17_17" style:family="text">
      <style:text-properties style:font-name="Courier New" style:font-name-asian="Courier New" style:font-name-complex="Courier New"/>
    </style:style>
    <style:style style:name="T17_18" style:family="text">
      <style:text-properties style:font-name="Courier New" style:font-name-asian="Courier New" style:font-name-complex="Courier New"/>
    </style:style>
    <style:style style:name="T17_19" style:family="text">
      <style:text-properties style:font-name="Courier New" style:font-name-asian="Courier New" style:font-name-complex="Courier New"/>
    </style:style>
    <style:style style:name="T17_20" style:family="text">
      <style:text-properties style:font-name="Courier New" style:font-name-asian="Courier New" style:font-name-complex="Courier New"/>
    </style:style>
    <style:style style:name="T17_21" style:family="text">
      <style:text-properties style:font-name="Courier New" style:font-name-asian="Courier New" style:font-name-complex="Courier New"/>
    </style:style>
    <style:style style:name="T17_22" style:family="text">
      <style:text-properties style:font-name="Courier New" style:font-name-asian="Courier New" style:font-name-complex="Courier New"/>
    </style:style>
    <style:style style:name="T17_23" style:family="text">
      <style:text-properties style:font-name="Courier New" style:font-name-asian="Courier New" style:font-name-complex="Courier New"/>
    </style:style>
    <style:style style:name="T17_24" style:family="text">
      <style:text-properties style:font-name="Courier New" style:font-name-asian="Courier New" style:font-name-complex="Courier New"/>
    </style:style>
    <style:style style:name="T17_25" style:family="text">
      <style:text-properties style:font-name="Courier New" style:font-name-asian="Courier New" style:font-name-complex="Courier New"/>
    </style:style>
    <style:style style:name="T17_26" style:family="text">
      <style:text-properties style:font-name="Courier New" style:font-name-asian="Courier New" style:font-name-complex="Courier New"/>
    </style:style>
    <style:style style:name="T17_27" style:family="text">
      <style:text-properties style:font-name="Courier New" style:font-name-asian="Courier New" style:font-name-complex="Courier New"/>
    </style:style>
    <style:style style:name="T17_28" style:family="text">
      <style:text-properties style:font-name="Courier New" style:font-name-asian="Courier New" style:font-name-complex="Courier New"/>
    </style:style>
    <style:style style:name="T17_29" style:family="text">
      <style:text-properties style:font-name="Courier New" style:font-name-asian="Courier New" style:font-name-complex="Courier New"/>
    </style:style>
    <style:style style:name="T17_30" style:family="text">
      <style:text-properties style:font-name="Courier New" style:font-name-asian="Courier New" style:font-name-complex="Courier New"/>
    </style:style>
    <style:style style:name="T17_31" style:family="text">
      <style:text-properties style:font-name="Courier New" style:font-name-asian="Courier New" style:font-name-complex="Courier New"/>
    </style:style>
    <style:style style:name="T17_32" style:family="text">
      <style:text-properties style:font-name="Courier New" style:font-name-asian="Courier New" style:font-name-complex="Courier New"/>
    </style:style>
    <style:style style:name="T17_33" style:family="text">
      <style:text-properties style:font-name="Courier New" style:font-name-asian="Courier New" style:font-name-complex="Courier New"/>
    </style:style>
    <style:style style:name="T17_34" style:family="text">
      <style:text-properties style:font-name="Courier New" style:font-name-asian="Courier New" style:font-name-complex="Courier New"/>
    </style:style>
    <style:style style:name="T17_35" style:family="text">
      <style:text-properties style:font-name="Courier New" style:font-name-asian="Courier New" style:font-name-complex="Courier New"/>
    </style:style>
    <style:style style:name="T17_36" style:family="text">
      <style:text-properties style:font-name="Courier New" style:font-name-asian="Courier New" style:font-name-complex="Courier New"/>
    </style:style>
    <style:style style:name="T17_37" style:family="text">
      <style:text-properties style:font-name="Courier New" style:font-name-asian="Courier New" style:font-name-complex="Courier New"/>
    </style:style>
    <style:style style:name="T17_38" style:family="text">
      <style:text-properties style:font-name="Courier New" style:font-name-asian="Courier New" style:font-name-complex="Courier New"/>
    </style:style>
    <style:style style:name="T17_39" style:family="text">
      <style:text-properties style:font-name="Courier New" style:font-name-asian="Courier New" style:font-name-complex="Courier New"/>
    </style:style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>
      <style:text-properties style:font-name="Courier New" style:font-name-asian="Courier New" style:font-name-complex="Courier New"/>
    </style:style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>
      <style:text-properties style:font-name="Courier New" style:font-name-asian="Courier New" style:font-name-complex="Courier New"/>
    </style:style>
    <style:style style:name="T17_89" style:family="text">
      <style:text-properties style:font-name="Verdana" style:font-name-asian="Verdana" style:font-name-complex="Verdana"/>
    </style:style>
    <style:style style:name="T17_90" style:family="text">
      <style:text-properties style:font-name="Verdana" style:font-name-asian="Verdana" style:font-name-complex="Verdana"/>
    </style:style>
    <style:style style:name="T17_91" style:family="text">
      <style:text-properties style:font-name="Verdana" style:font-name-asian="Verdana" style:font-name-complex="Verdana"/>
    </style:style>
    <style:style style:name="T17_92" style:family="text">
      <style:text-properties style:font-name="Verdana" style:font-name-asian="Verdana" style:font-name-complex="Verdana"/>
    </style:style>
    <style:style style:name="T17_93" style:family="text">
      <style:text-properties style:font-name="Verdana" style:font-name-asian="Verdana" style:font-name-complex="Verdana"/>
    </style:style>
    <style:style style:name="T17_94" style:family="text">
      <style:text-properties style:font-name="Verdana" style:font-name-asian="Verdana" style:font-name-complex="Verdana"/>
    </style:style>
    <style:style style:name="T17_95" style:family="text">
      <style:text-properties style:font-name="Verdana" style:font-name-asian="Verdana" style:font-name-complex="Verdana"/>
    </style:style>
    <style:style style:name="T17_96" style:family="text">
      <style:text-properties style:font-name="Verdana" style:font-name-asian="Verdana" style:font-name-complex="Verdana"/>
    </style:style>
    <style:style style:name="T17_97" style:family="text">
      <style:text-properties style:font-name="Verdana" style:font-name-asian="Verdana" style:font-name-complex="Verdana"/>
    </style:style>
    <style:style style:name="T17_98" style:family="text">
      <style:text-properties style:font-name="Verdana" style:font-name-asian="Verdana" style:font-name-complex="Verdana"/>
    </style:style>
    <style:style style:name="T17_99" style:family="text">
      <style:text-properties style:font-name="Verdana" style:font-name-asian="Verdana" style:font-name-complex="Verdana"/>
    </style:style>
    <style:style style:name="T17_100" style:family="text">
      <style:text-properties style:font-name="Verdana" style:font-name-asian="Verdana" style:font-name-complex="Verdana"/>
    </style:style>
    <style:style style:name="T17_101" style:family="text">
      <style:text-properties style:font-name="Verdana" style:font-name-asian="Verdana" style:font-name-complex="Verdana"/>
    </style:style>
    <style:style style:name="T17_102" style:family="text">
      <style:text-properties style:font-name="Verdana" style:font-name-asian="Verdana" style:font-name-complex="Verdana"/>
    </style:style>
    <style:style style:name="T17_103" style:family="text">
      <style:text-properties style:font-name="Verdana" style:font-name-asian="Verdana" style:font-name-complex="Verdana"/>
    </style:style>
    <style:style style:name="T17_104" style:family="text">
      <style:text-properties style:font-name="Verdana" style:font-name-asian="Verdana" style:font-name-complex="Verdana"/>
    </style:style>
    <style:style style:name="T17_105" style:family="text">
      <style:text-properties style:font-name="Verdana" style:font-name-asian="Verdana" style:font-name-complex="Verdana"/>
    </style:style>
    <style:style style:name="T17_106" style:family="text">
      <style:text-properties style:font-name="Verdana" style:font-name-asian="Verdana" style:font-name-complex="Verdana"/>
    </style:style>
    <style:style style:name="T17_107" style:family="text">
      <style:text-properties style:font-name="Verdana" style:font-name-asian="Verdana" style:font-name-complex="Verdana"/>
    </style:style>
    <style:style style:name="T17_108" style:family="text">
      <style:text-properties style:font-name="Verdana" style:font-name-asian="Verdana" style:font-name-complex="Verdana"/>
    </style:style>
    <style:style style:name="T17_109" style:family="text">
      <style:text-properties style:font-name="Verdana" style:font-name-asian="Verdana" style:font-name-complex="Verdana"/>
    </style:style>
    <style:style style:name="T17_110" style:family="text">
      <style:text-properties style:font-name="Verdana" style:font-name-asian="Verdana" style:font-name-complex="Verdana"/>
    </style:style>
    <style:style style:name="T17_111" style:family="text">
      <style:text-properties style:font-name="Verdana" style:font-name-asian="Verdana" style:font-name-complex="Verdana"/>
    </style:style>
    <style:style style:name="T17_112" style:family="text">
      <style:text-properties style:font-name="Verdana" style:font-name-asian="Verdana" style:font-name-complex="Verdana"/>
    </style:style>
    <style:style style:name="T17_113" style:family="text">
      <style:text-properties style:font-name="Verdana" style:font-name-asian="Verdana" style:font-name-complex="Verdana"/>
    </style:style>
    <style:style style:name="T17_114" style:family="text">
      <style:text-properties style:font-name="Courier New" style:font-name-asian="Courier New" style:font-name-complex="Courier New"/>
    </style:style>
    <style:style style:name="T17_115" style:family="text">
      <style:text-properties style:font-name="Verdana" style:font-name-asian="Verdana" style:font-name-complex="Verdana"/>
    </style:style>
    <style:style style:name="T17_116" style:family="text">
      <style:text-properties style:font-name="Verdana" style:font-name-asian="Verdana" style:font-name-complex="Verdana"/>
    </style:style>
    <style:style style:name="T17_117" style:family="text">
      <style:text-properties style:font-name="Verdana" style:font-name-asian="Verdana" style:font-name-complex="Verdana"/>
    </style:style>
    <style:style style:name="T17_118" style:family="text">
      <style:text-properties style:font-name="Verdana" style:font-name-asian="Verdana" style:font-name-complex="Verdana"/>
    </style:style>
    <style:style style:name="T17_119" style:family="text">
      <style:text-properties style:font-name="Verdana" style:font-name-asian="Verdana" style:font-name-complex="Verdana"/>
    </style:style>
    <style:style style:name="T17_120" style:family="text">
      <style:text-properties style:font-name="Verdana" style:font-name-asian="Verdana" style:font-name-complex="Verdana"/>
    </style:style>
    <style:style style:name="T17_121" style:family="text">
      <style:text-properties style:font-name="Verdana" style:font-name-asian="Verdana" style:font-name-complex="Verdana"/>
    </style:style>
    <style:style style:name="T17_122" style:family="text">
      <style:text-properties style:font-name="Verdana" style:font-name-asian="Verdana" style:font-name-complex="Verdana"/>
    </style:style>
    <style:style style:name="T17_123" style:family="text">
      <style:text-properties style:font-name="Verdana" style:font-name-asian="Verdana" style:font-name-complex="Verdana"/>
    </style:style>
    <style:style style:name="T17_124" style:family="text">
      <style:text-properties style:font-name="Verdana" style:font-name-asian="Verdana" style:font-name-complex="Verdana"/>
    </style:style>
    <style:style style:name="T17_125" style:family="text">
      <style:text-properties style:font-name="Verdana" style:font-name-asian="Verdana" style:font-name-complex="Verdana"/>
    </style:style>
    <style:style style:name="T17_126" style:family="text">
      <style:text-properties style:font-name="Verdana" style:font-name-asian="Verdana" style:font-name-complex="Verdana"/>
    </style:style>
    <style:style style:name="T17_127" style:family="text">
      <style:text-properties style:font-name="Verdana" style:font-name-asian="Verdana" style:font-name-complex="Verdana"/>
    </style:style>
    <style:style style:name="T17_128" style:family="text">
      <style:text-properties style:font-name="Verdana" style:font-name-asian="Verdana" style:font-name-complex="Verdana"/>
    </style:style>
    <style:style style:name="T17_129" style:family="text">
      <style:text-properties style:font-name="Verdana" style:font-name-asian="Verdana" style:font-name-complex="Verdana"/>
    </style:style>
    <style:style style:name="T17_130" style:family="text">
      <style:text-properties style:font-name="Verdana" style:font-name-asian="Verdana" style:font-name-complex="Verdana"/>
    </style:style>
    <style:style style:name="T17_131" style:family="text">
      <style:text-properties style:font-name="Verdana" style:font-name-asian="Verdana" style:font-name-complex="Verdana"/>
    </style:style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Verdana" style:font-name-asian="Verdana" style:font-name-complex="Verdana"/>
    </style:style>
    <style:style style:name="P1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9_1" style:family="text">
      <style:text-properties style:font-name="Courier New" style:font-name-asian="Courier New" style:font-name-complex="Courier New"/>
    </style:style>
    <style:style style:name="T19_2" style:family="text">
      <style:text-properties style:font-name="Courier New" style:font-name-asian="Courier New" style:font-name-complex="Courier New"/>
    </style:style>
    <style:style style:name="T19_3" style:family="text">
      <style:text-properties style:font-name="Courier New" style:font-name-asian="Courier New" style:font-name-complex="Courier New"/>
    </style:style>
    <style:style style:name="P2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0_1" style:family="text">
      <style:text-properties style:font-name="Courier New" style:font-name-asian="Courier New" style:font-name-complex="Courier New"/>
    </style:style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T21_5" style:family="text">
      <style:text-properties style:font-name="Courier New" style:font-name-asian="Courier New" style:font-name-complex="Courier New"/>
    </style:style>
    <style:style style:name="T21_6" style:family="text">
      <style:text-properties style:font-name="Courier New" style:font-name-asian="Courier New" style:font-name-complex="Courier New"/>
    </style:style>
    <style:style style:name="T21_7" style:family="text">
      <style:text-properties style:font-name="Courier New" style:font-name-asian="Courier New" style:font-name-complex="Courier New"/>
    </style:style>
    <style:style style:name="T21_8" style:family="text">
      <style:text-properties style:font-name="Courier New" style:font-name-asian="Courier New" style:font-name-complex="Courier New"/>
    </style:style>
    <style:style style:name="T21_9" style:family="text">
      <style:text-properties style:font-name="Courier New" style:font-name-asian="Courier New" style:font-name-complex="Courier New"/>
    </style:style>
    <style:style style:name="T21_10" style:family="text">
      <style:text-properties style:font-name="Courier New" style:font-name-asian="Courier New" style:font-name-complex="Courier New"/>
    </style:style>
    <style:style style:name="T21_11" style:family="text">
      <style:text-properties style:font-name="Courier New" style:font-name-asian="Courier New" style:font-name-complex="Courier New"/>
    </style:style>
    <style:style style:name="T21_12" style:family="text">
      <style:text-properties style:font-name="Courier New" style:font-name-asian="Courier New" style:font-name-complex="Courier New"/>
    </style:style>
    <style:style style:name="T21_13" style:family="text">
      <style:text-properties style:font-name="Courier New" style:font-name-asian="Courier New" style:font-name-complex="Courier New"/>
    </style:style>
    <style:style style:name="T21_14" style:family="text">
      <style:text-properties style:font-name="Courier New" style:font-name-asian="Courier New" style:font-name-complex="Courier New"/>
    </style:style>
    <style:style style:name="T21_15" style:family="text">
      <style:text-properties style:font-name="Courier New" style:font-name-asian="Courier New" style:font-name-complex="Courier New"/>
    </style:style>
    <style:style style:name="T21_16" style:family="text">
      <style:text-properties style:font-name="Courier New" style:font-name-asian="Courier New" style:font-name-complex="Courier New"/>
    </style:style>
    <style:style style:name="T21_17" style:family="text">
      <style:text-properties style:font-name="Courier New" style:font-name-asian="Courier New" style:font-name-complex="Courier New"/>
    </style:style>
    <style:style style:name="T21_18" style:family="text">
      <style:text-properties style:font-name="Courier New" style:font-name-asian="Courier New" style:font-name-complex="Courier New"/>
    </style:style>
    <style:style style:name="T21_19" style:family="text"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text-indent="0cm" fo:line-height="100%" fo:margin-top="0cm" fo:margin-left="0.265cm" fo:margin-right="0.265cm" style:writing-mode="lr-tb"/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T23_2" style:family="text">
      <style:text-properties style:font-name="Courier New" style:font-name-asian="Courier New" style:font-name-complex="Courier New"/>
    </style:style>
    <style:style style:name="T23_3" style:family="text">
      <style:text-properties style:font-name="Courier New" style:font-name-asian="Courier New" style:font-name-complex="Courier New"/>
    </style:style>
    <style:style style:name="T23_4" style:family="text">
      <style:text-properties style:font-name="Courier New" style:font-name-asian="Courier New" style:font-name-complex="Courier New"/>
    </style:style>
    <style:style style:name="T23_5" style:family="text">
      <style:text-properties style:font-name="Courier New" style:font-name-asian="Courier New" style:font-name-complex="Courier New"/>
    </style:style>
    <style:style style:name="T23_6" style:family="text">
      <style:text-properties style:font-name="Courier New" style:font-name-asian="Courier New" style:font-name-complex="Courier New"/>
    </style:style>
    <style:style style:name="T23_7" style:family="text">
      <style:text-properties style:font-name="Courier New" style:font-name-asian="Courier New" style:font-name-complex="Courier New"/>
    </style:style>
    <style:style style:name="T23_8" style:family="text">
      <style:text-properties style:font-name="Courier New" style:font-name-asian="Courier New" style:font-name-complex="Courier New"/>
    </style:style>
    <style:style style:name="T23_9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4_1" style:family="text">
      <style:text-properties style:font-name="Courier New" style:font-name-asian="Courier New" style:font-name-complex="Courier New"/>
    </style:style>
    <style:style style:name="T24_2" style:family="text">
      <style:text-properties style:font-name="Courier New" style:font-name-asian="Courier New" style:font-name-complex="Courier New"/>
    </style:style>
    <style:style style:name="T24_3" style:family="text">
      <style:text-properties style:font-name="Courier New" style:font-name-asian="Courier New" style:font-name-complex="Courier New"/>
    </style:style>
    <style:style style:name="T24_4" style:family="text">
      <style:text-properties style:font-name="Courier New" style:font-name-asian="Courier New" style:font-name-complex="Courier New"/>
    </style:style>
    <style:style style:name="T24_5" style:family="text">
      <style:text-properties style:font-name="Courier New" style:font-name-asian="Courier New" style:font-name-complex="Courier New"/>
    </style:style>
    <style:style style:name="T24_6" style:family="text">
      <style:text-properties style:font-name="Courier New" style:font-name-asian="Courier New" style:font-name-complex="Courier New"/>
    </style:style>
    <style:style style:name="T24_7" style:family="text"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5_1" style:family="text">
      <style:text-properties style:font-name="Courier New" style:font-name-asian="Courier New" style:font-name-complex="Courier New"/>
    </style:style>
    <style:style style:name="T25_2" style:family="text">
      <style:text-properties style:font-name="Courier New" style:font-name-asian="Courier New" style:font-name-complex="Courier New"/>
    </style:style>
    <style:style style:name="T25_3" style:family="text">
      <style:text-properties style:font-name="Courier New" style:font-name-asian="Courier New" style:font-name-complex="Courier New"/>
    </style:style>
    <style:style style:name="T25_4" style:family="text">
      <style:text-properties style:font-name="Courier New" style:font-name-asian="Courier New" style:font-name-complex="Courier New"/>
    </style:style>
    <style:style style:name="T25_5" style:family="text"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7_1" style:family="text">
      <style:text-properties style:font-name="Courier New" style:font-name-asian="Courier New" style:font-name-complex="Courier New"/>
    </style:style>
    <style:style style:name="T27_2" style:family="text">
      <style:text-properties style:font-name="Courier New" style:font-name-asian="Courier New" style:font-name-complex="Courier New"/>
    </style:style>
    <style:style style:name="T27_3" style:family="text">
      <style:text-properties style:font-name="Courier New" style:font-name-asian="Courier New" style:font-name-complex="Courier New"/>
    </style:style>
    <style:style style:name="T27_4" style:family="text">
      <style:text-properties style:font-name="Courier New" style:font-name-asian="Courier New" style:font-name-complex="Courier New"/>
    </style:style>
    <style:style style:name="T27_5" style:family="text">
      <style:text-properties style:font-name="Courier New" style:font-name-asian="Courier New" style:font-name-complex="Courier New"/>
    </style:style>
    <style:style style:name="T27_6" style:family="text">
      <style:text-properties style:font-name="Courier New" style:font-name-asian="Courier New" style:font-name-complex="Courier New"/>
    </style:style>
    <style:style style:name="T27_7" style:family="text">
      <style:text-properties style:font-name="Courier New" style:font-name-asian="Courier New" style:font-name-complex="Courier New"/>
    </style:style>
    <style:style style:name="P28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T28_2" style:family="text">
      <style:text-properties style:font-name="Courier New" style:font-name-asian="Courier New" style:font-name-complex="Courier New"/>
    </style:style>
    <style:style style:name="T28_3" style:family="text">
      <style:text-properties style:font-name="Courier New" style:font-name-asian="Courier New" style:font-name-complex="Courier New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T30_6" style:family="text">
      <style:text-properties style:font-name="Courier New" style:font-name-asian="Courier New" style:font-name-complex="Courier New"/>
    </style:style>
    <style:style style:name="T30_7" style:family="text">
      <style:text-properties style:font-name="Courier New" style:font-name-asian="Courier New" style:font-name-complex="Courier New"/>
    </style:style>
    <style:style style:name="T30_8" style:family="text">
      <style:text-properties style:font-name="Courier New" style:font-name-asian="Courier New" style:font-name-complex="Courier New"/>
    </style:style>
    <style:style style:name="T30_9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text-indent="0cm" fo:line-height="100%" fo:margin-top="0cm" fo:margin-left="0.265cm" fo:margin-right="0.265cm" style:writing-mode="lr-tb"/>
      <style:text-properties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3_1" style:family="text">
      <style:text-properties style:font-name="Courier New" style:font-name-asian="Courier New" style:font-name-complex="Courier New"/>
    </style:style>
    <style:style style:name="T33_2" style:family="text">
      <style:text-properties style:font-name="Courier New" style:font-name-asian="Courier New" style:font-name-complex="Courier New"/>
    </style:style>
    <style:style style:name="T33_3" style:family="text">
      <style:text-properties style:font-name="Courier New" style:font-name-asian="Courier New" style:font-name-complex="Courier New"/>
    </style:style>
    <style:style style:name="T33_4" style:family="text">
      <style:text-properties style:font-name="Courier New" style:font-name-asian="Courier New" style:font-name-complex="Courier New"/>
    </style:style>
    <style:style style:name="T33_5" style:family="text">
      <style:text-properties style:font-name="Courier New" style:font-name-asian="Courier New" style:font-name-complex="Courier New"/>
    </style:style>
    <style:style style:name="T33_6" style:family="text">
      <style:text-properties style:font-name="Courier New" style:font-name-asian="Courier New" style:font-name-complex="Courier New"/>
    </style:style>
    <style:style style:name="T33_7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4_1" style:family="text">
      <style:text-properties style:font-name="Courier New" style:font-name-asian="Courier New" style:font-name-complex="Courier New"/>
    </style:style>
    <style:style style:name="T34_2" style:family="text">
      <style:text-properties style:font-name="Courier New" style:font-name-asian="Courier New" style:font-name-complex="Courier New"/>
    </style:style>
    <style:style style:name="T34_3" style:family="text">
      <style:text-properties style:font-name="Courier New" style:font-name-asian="Courier New" style:font-name-complex="Courier New"/>
    </style:style>
    <style:style style:name="T34_4" style:family="text">
      <style:text-properties style:font-name="Courier New" style:font-name-asian="Courier New" style:font-name-complex="Courier New"/>
    </style:style>
    <style:style style:name="T34_5" style:family="text">
      <style:text-properties style:font-name="Courier New" style:font-name-asian="Courier New" style:font-name-complex="Courier New"/>
    </style:style>
    <style:style style:name="T34_6" style:family="text">
      <style:text-properties style:font-name="Courier New" style:font-name-asian="Courier New" style:font-name-complex="Courier New"/>
    </style:style>
    <style:style style:name="T34_7" style:family="text">
      <style:text-properties style:font-name="Courier New" style:font-name-asian="Courier New" style:font-name-complex="Courier New"/>
    </style:style>
    <style:style style:name="T34_8" style:family="text">
      <style:text-properties style:font-name="Courier New" style:font-name-asian="Courier New" style:font-name-complex="Courier New"/>
    </style:style>
    <style:style style:name="T34_9" style:family="text">
      <style:text-properties style:font-name="Courier New" style:font-name-asian="Courier New" style:font-name-complex="Courier New"/>
    </style:style>
    <style:style style:name="T34_10" style:family="text">
      <style:text-properties style:font-name="Courier New" style:font-name-asian="Courier New" style:font-name-complex="Courier New"/>
    </style:style>
    <style:style style:name="T34_11" style:family="text">
      <style:text-properties style:font-name="Courier New" style:font-name-asian="Courier New" style:font-name-complex="Courier New"/>
    </style:style>
    <style:style style:name="P3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5_1" style:family="text">
      <style:text-properties style:font-name="Courier New" style:font-name-asian="Courier New" style:font-name-complex="Courier New"/>
    </style:style>
    <style:style style:name="T35_2" style:family="text">
      <style:text-properties style:font-name="Courier New" style:font-name-asian="Courier New" style:font-name-complex="Courier New"/>
    </style:style>
    <style:style style:name="T35_3" style:family="text">
      <style:text-properties style:font-name="Courier New" style:font-name-asian="Courier New" style:font-name-complex="Courier New"/>
    </style:style>
    <style:style style:name="T35_4" style:family="text">
      <style:text-properties style:font-name="Courier New" style:font-name-asian="Courier New" style:font-name-complex="Courier New"/>
    </style:style>
    <style:style style:name="T35_5" style:family="text">
      <style:text-properties style:font-name="Courier New" style:font-name-asian="Courier New" style:font-name-complex="Courier New"/>
    </style:style>
    <style:style style:name="P36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T36_5" style:family="text">
      <style:text-properties style:font-name="Courier New" style:font-name-asian="Courier New" style:font-name-complex="Courier New"/>
    </style:style>
    <style:style style:name="T36_6" style:family="text">
      <style:text-properties style:font-name="Courier New" style:font-name-asian="Courier New" style:font-name-complex="Courier New"/>
    </style:style>
    <style:style style:name="T36_7" style:family="text">
      <style:text-properties style:font-name="Courier New" style:font-name-asian="Courier New" style:font-name-complex="Courier New"/>
    </style:style>
    <style:style style:name="T36_8" style:family="text">
      <style:text-properties style:font-name="Courier New" style:font-name-asian="Courier New" style:font-name-complex="Courier New"/>
    </style:style>
    <style:style style:name="T36_9" style:family="text">
      <style:text-properties style:font-name="Courier New" style:font-name-asian="Courier New" style:font-name-complex="Courier New"/>
    </style:style>
    <style:style style:name="T36_10" style:family="text">
      <style:text-properties style:font-name="Courier New" style:font-name-asian="Courier New" style:font-name-complex="Courier New"/>
    </style:style>
    <style:style style:name="T36_11" style:family="text">
      <style:text-properties style:font-name="Courier New" style:font-name-asian="Courier New" style:font-name-complex="Courier New"/>
    </style:style>
    <style:style style:name="T36_12" style:family="text">
      <style:text-properties style:font-name="Courier New" style:font-name-asian="Courier New" style:font-name-complex="Courier New"/>
    </style:style>
    <style:style style:name="T36_13" style:family="text">
      <style:text-properties style:font-name="Courier New" style:font-name-asian="Courier New" style:font-name-complex="Courier New"/>
    </style:style>
    <style:style style:name="T36_14" style:family="text">
      <style:text-properties style:font-name="Courier New" style:font-name-asian="Courier New" style:font-name-complex="Courier New"/>
    </style:style>
    <style:style style:name="T36_15" style:family="text"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T37_6" style:family="text">
      <style:text-properties style:font-name="Courier New" style:font-name-asian="Courier New" style:font-name-complex="Courier New"/>
    </style:style>
    <style:style style:name="T37_7" style:family="text">
      <style:text-properties style:font-name="Courier New" style:font-name-asian="Courier New" style:font-name-complex="Courier New"/>
    </style:style>
    <style:style style:name="T37_8" style:family="text">
      <style:text-properties style:font-name="Courier New" style:font-name-asian="Courier New" style:font-name-complex="Courier New"/>
    </style:style>
    <style:style style:name="T37_9" style:family="text">
      <style:text-properties style:font-name="Courier New" style:font-name-asian="Courier New" style:font-name-complex="Courier New"/>
    </style:style>
    <style:style style:name="T37_10" style:family="text">
      <style:text-properties style:font-name="Courier New" style:font-name-asian="Courier New" style:font-name-complex="Courier New"/>
    </style:style>
    <style:style style:name="T37_11" style:family="text">
      <style:text-properties style:font-name="Courier New" style:font-name-asian="Courier New" style:font-name-complex="Courier New"/>
    </style:style>
    <style:style style:name="T37_12" style:family="text">
      <style:text-properties style:font-name="Courier New" style:font-name-asian="Courier New" style:font-name-complex="Courier New"/>
    </style:style>
    <style:style style:name="T37_13" style:family="text">
      <style:text-properties style:font-name="Courier New" style:font-name-asian="Courier New" style:font-name-complex="Courier New"/>
    </style:style>
    <style:style style:name="T37_14" style:family="text">
      <style:text-properties style:font-name="Courier New" style:font-name-asian="Courier New" style:font-name-complex="Courier New"/>
    </style:style>
    <style:style style:name="T37_15" style:family="text">
      <style:text-properties style:font-name="Courier New" style:font-name-asian="Courier New" style:font-name-complex="Courier New"/>
    </style:style>
    <style:style style:name="T37_16" style:family="text">
      <style:text-properties style:font-name="Courier New" style:font-name-asian="Courier New" style:font-name-complex="Courier New"/>
    </style:style>
    <style:style style:name="T37_17" style:family="text">
      <style:text-properties style:font-name="Courier New" style:font-name-asian="Courier New" style:font-name-complex="Courier New"/>
    </style:style>
    <style:style style:name="T37_18" style:family="text">
      <style:text-properties style:font-name="Courier New" style:font-name-asian="Courier New" style:font-name-complex="Courier New"/>
    </style:style>
    <style:style style:name="T37_19" style:family="text">
      <style:text-properties style:font-name="Courier New" style:font-name-asian="Courier New" style:font-name-complex="Courier New"/>
    </style:style>
    <style:style style:name="T37_20" style:family="text">
      <style:text-properties style:font-name="Courier New" style:font-name-asian="Courier New" style:font-name-complex="Courier New"/>
    </style:style>
    <style:style style:name="T37_21" style:family="text">
      <style:text-properties style:font-name="Courier New" style:font-name-asian="Courier New" style:font-name-complex="Courier New"/>
    </style:style>
    <style:style style:name="T37_22" style:family="text">
      <style:text-properties style:font-name="Courier New" style:font-name-asian="Courier New" style:font-name-complex="Courier New"/>
    </style:style>
    <style:style style:name="T37_23" style:family="text">
      <style:text-properties style:font-name="Courier New" style:font-name-asian="Courier New" style:font-name-complex="Courier New"/>
    </style:style>
    <style:style style:name="T37_24" style:family="text">
      <style:text-properties style:font-name="Courier New" style:font-name-asian="Courier New" style:font-name-complex="Courier New"/>
    </style:style>
    <style:style style:name="T37_25" style:family="text">
      <style:text-properties style:font-name="Courier New" style:font-name-asian="Courier New" style:font-name-complex="Courier New"/>
    </style:style>
    <style:style style:name="T37_26" style:family="text">
      <style:text-properties style:font-name="Courier New" style:font-name-asian="Courier New" style:font-name-complex="Courier New"/>
    </style:style>
    <style:style style:name="T37_27" style:family="text">
      <style:text-properties style:font-name="Courier New" style:font-name-asian="Courier New" style:font-name-complex="Courier New"/>
    </style:style>
    <style:style style:name="T37_28" style:family="text">
      <style:text-properties style:font-name="Courier New" style:font-name-asian="Courier New" style:font-name-complex="Courier New"/>
    </style:style>
    <style:style style:name="T37_29" style:family="text">
      <style:text-properties style:font-name="Courier New" style:font-name-asian="Courier New" style:font-name-complex="Courier New"/>
    </style:style>
    <style:style style:name="T37_30" style:family="text">
      <style:text-properties style:font-name="Courier New" style:font-name-asian="Courier New" style:font-name-complex="Courier New"/>
    </style:style>
    <style:style style:name="T37_31" style:family="text">
      <style:text-properties style:font-name="Courier New" style:font-name-asian="Courier New" style:font-name-complex="Courier New"/>
    </style:style>
    <style:style style:name="T37_32" style:family="text">
      <style:text-properties style:font-name="Courier New" style:font-name-asian="Courier New" style:font-name-complex="Courier New"/>
    </style:style>
    <style:style style:name="T37_33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8_1" style:family="text"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9_1" style:family="text">
      <style:text-properties style:font-name="Courier New" style:font-name-asian="Courier New" style:font-name-complex="Courier New"/>
    </style:style>
    <style:style style:name="P4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0_1" style:family="text">
      <style:text-properties style:font-name="Courier New" style:font-name-asian="Courier New" style:font-name-complex="Courier New"/>
    </style:style>
    <style:style style:name="T40_2" style:family="text">
      <style:text-properties style:font-name="Courier New" style:font-name-asian="Courier New" style:font-name-complex="Courier New"/>
    </style:style>
    <style:style style:name="T40_3" style:family="text">
      <style:text-properties style:font-name="Courier New" style:font-name-asian="Courier New" style:font-name-complex="Courier New"/>
    </style:style>
    <style:style style:name="P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1_1" style:family="text">
      <style:text-properties style:font-name="Courier New" style:font-name-asian="Courier New" style:font-name-complex="Courier New"/>
    </style:style>
    <style:style style:name="T41_2" style:family="text">
      <style:text-properties style:font-name="Courier New" style:font-name-asian="Courier New" style:font-name-complex="Courier New"/>
    </style:style>
    <style:style style:name="T41_3" style:family="text">
      <style:text-properties style:font-name="Courier New" style:font-name-asian="Courier New" style:font-name-complex="Courier New"/>
    </style:style>
    <style:style style:name="T41_4" style:family="text"/>
    <style:style style:name="T41_5" style:family="text"/>
    <style:style style:name="T41_6" style:family="text"/>
    <style:style style:name="T41_7" style:family="text">
      <style:text-properties fo:color="#0000ee" style:text-underline-style="solid" style:text-underline-color="font-color"/>
    </style:style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P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>
      <style:text-properties fo:color="#0000ee" style:text-underline-style="solid" style:text-underline-color="font-color"/>
    </style:style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3_1" style:family="text"/>
    <style:style style:name="T43_2" style:family="text">
      <style:text-properties fo:color="#0000ee" style:text-underline-style="solid" style:text-underline-color="font-color"/>
    </style:style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P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5_1" style:family="text">
      <style:text-properties style:font-name="Courier New" style:font-name-asian="Courier New" style:font-name-complex="Courier New"/>
    </style:style>
    <style:style style:name="T45_2" style:family="text">
      <style:text-properties style:font-name="Courier New" style:font-name-asian="Courier New" style:font-name-complex="Courier New"/>
    </style:style>
    <style:style style:name="T45_3" style:family="text">
      <style:text-properties style:font-name="Courier New" style:font-name-asian="Courier New" style:font-name-complex="Courier New"/>
    </style:style>
    <style:style style:name="P46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6_1" style:family="text">
      <style:text-properties style:font-name="Courier New" style:font-name-asian="Courier New" style:font-name-complex="Courier New"/>
    </style:style>
    <style:style style:name="T46_2" style:family="text">
      <style:text-properties style:font-name="Courier New" style:font-name-asian="Courier New" style:font-name-complex="Courier New"/>
    </style:style>
    <style:style style:name="T46_3" style:family="text">
      <style:text-properties style:font-name="Courier New" style:font-name-asian="Courier New" style:font-name-complex="Courier New"/>
    </style:style>
    <style:style style:name="T46_4" style:family="text">
      <style:text-properties style:font-name="Courier New" style:font-name-asian="Courier New" style:font-name-complex="Courier New"/>
    </style:style>
    <style:style style:name="T46_5" style:family="text">
      <style:text-properties style:font-name="Courier New" style:font-name-asian="Courier New" style:font-name-complex="Courier New"/>
    </style:style>
    <style:style style:name="T46_6" style:family="text">
      <style:text-properties style:font-name="Courier New" style:font-name-asian="Courier New" style:font-name-complex="Courier New"/>
    </style:style>
    <style:style style:name="T46_7" style:family="text">
      <style:text-properties style:font-name="Courier New" style:font-name-asian="Courier New" style:font-name-complex="Courier New"/>
    </style:style>
    <style:style style:name="T46_8" style:family="text">
      <style:text-properties style:font-name="Courier New" style:font-name-asian="Courier New" style:font-name-complex="Courier New"/>
    </style:style>
    <style:style style:name="T46_9" style:family="text">
      <style:text-properties style:font-name="Courier New" style:font-name-asian="Courier New" style:font-name-complex="Courier New"/>
    </style:style>
    <style:style style:name="T46_10" style:family="text">
      <style:text-properties style:font-name="Courier New" style:font-name-asian="Courier New" style:font-name-complex="Courier New"/>
    </style:style>
    <style:style style:name="T46_11" style:family="text">
      <style:text-properties style:font-name="Courier New" style:font-name-asian="Courier New" style:font-name-complex="Courier New"/>
    </style:style>
    <style:style style:name="P47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7_1" style:family="text">
      <style:text-properties style:font-name="Courier New" style:font-name-asian="Courier New" style:font-name-complex="Courier New"/>
    </style:style>
    <style:style style:name="T47_2" style:family="text">
      <style:text-properties style:font-name="Courier New" style:font-name-asian="Courier New" style:font-name-complex="Courier New"/>
    </style:style>
    <style:style style:name="T47_3" style:family="text">
      <style:text-properties style:font-name="Courier New" style:font-name-asian="Courier New" style:font-name-complex="Courier New"/>
    </style:style>
    <style:style style:name="T47_4" style:family="text">
      <style:text-properties style:font-name="Courier New" style:font-name-asian="Courier New" style:font-name-complex="Courier New"/>
    </style:style>
    <style:style style:name="T47_5" style:family="text">
      <style:text-properties style:font-name="Courier New" style:font-name-asian="Courier New" style:font-name-complex="Courier New"/>
    </style:style>
    <style:style style:name="T47_6" style:family="text">
      <style:text-properties style:font-name="Courier New" style:font-name-asian="Courier New" style:font-name-complex="Courier New"/>
    </style:style>
    <style:style style:name="T47_7" style:family="text">
      <style:text-properties style:font-name="Courier New" style:font-name-asian="Courier New" style:font-name-complex="Courier New"/>
    </style:style>
    <style:style style:name="T47_8" style:family="text">
      <style:text-properties style:font-name="Courier New" style:font-name-asian="Courier New" style:font-name-complex="Courier New"/>
    </style:style>
    <style:style style:name="T47_9" style:family="text">
      <style:text-properties style:font-name="Courier New" style:font-name-asian="Courier New" style:font-name-complex="Courier New"/>
    </style:style>
    <style:style style:name="T47_10" style:family="text">
      <style:text-properties style:font-name="Courier New" style:font-name-asian="Courier New" style:font-name-complex="Courier New"/>
    </style:style>
    <style:style style:name="T47_11" style:family="text">
      <style:text-properties style:font-name="Courier New" style:font-name-asian="Courier New" style:font-name-complex="Courier New"/>
    </style:style>
    <style:style style:name="T47_12" style:family="text">
      <style:text-properties style:font-name="Courier New" style:font-name-asian="Courier New" style:font-name-complex="Courier New"/>
    </style:style>
    <style:style style:name="T47_13" style:family="text">
      <style:text-properties style:font-name="Courier New" style:font-name-asian="Courier New" style:font-name-complex="Courier New"/>
    </style:style>
    <style:style style:name="T47_14" style:family="text">
      <style:text-properties style:font-name="Courier New" style:font-name-asian="Courier New" style:font-name-complex="Courier New"/>
    </style:style>
    <style:style style:name="T47_15" style:family="text">
      <style:text-properties style:font-name="Courier New" style:font-name-asian="Courier New" style:font-name-complex="Courier New"/>
    </style:style>
    <style:style style:name="P48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T48_8" style:family="text">
      <style:text-properties style:font-name="Courier New" style:font-name-asian="Courier New" style:font-name-complex="Courier New"/>
    </style:style>
    <style:style style:name="T48_9" style:family="text">
      <style:text-properties style:font-name="Courier New" style:font-name-asian="Courier New" style:font-name-complex="Courier New"/>
    </style:style>
    <style:style style:name="T48_10" style:family="text">
      <style:text-properties style:font-name="Courier New" style:font-name-asian="Courier New" style:font-name-complex="Courier New"/>
    </style:style>
    <style:style style:name="T48_11" style:family="text">
      <style:text-properties style:font-name="Courier New" style:font-name-asian="Courier New" style:font-name-complex="Courier New"/>
    </style:style>
    <style:style style:name="T48_12" style:family="text">
      <style:text-properties style:font-name="Courier New" style:font-name-asian="Courier New" style:font-name-complex="Courier New"/>
    </style:style>
    <style:style style:name="T48_13" style:family="text">
      <style:text-properties style:font-name="Courier New" style:font-name-asian="Courier New" style:font-name-complex="Courier New"/>
    </style:style>
    <style:style style:name="T48_14" style:family="text">
      <style:text-properties style:font-name="Courier New" style:font-name-asian="Courier New" style:font-name-complex="Courier New"/>
    </style:style>
    <style:style style:name="T48_15" style:family="text">
      <style:text-properties style:font-name="Courier New" style:font-name-asian="Courier New" style:font-name-complex="Courier New"/>
    </style:style>
    <style:style style:name="T48_16" style:family="text">
      <style:text-properties style:font-name="Courier New" style:font-name-asian="Courier New" style:font-name-complex="Courier New"/>
    </style:style>
    <style:style style:name="T48_17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/>
    </style:style>
    <style:style style:name="T49_4" style:family="text">
      <style:text-properties style:font-name="Courier New" style:font-name-asian="Courier New" style:font-name-complex="Courier New"/>
    </style:style>
    <style:style style:name="T49_5" style:family="text">
      <style:text-properties style:font-name="Courier New" style:font-name-asian="Courier New" style:font-name-complex="Courier New"/>
    </style:style>
    <style:style style:name="T49_6" style:family="text">
      <style:text-properties style:font-name="Courier New" style:font-name-asian="Courier New" style:font-name-complex="Courier New"/>
    </style:style>
    <style:style style:name="T49_7" style:family="text">
      <style:text-properties style:font-name="Courier New" style:font-name-asian="Courier New" style:font-name-complex="Courier New"/>
    </style:style>
    <style:style style:name="T49_8" style:family="text">
      <style:text-properties style:font-name="Courier New" style:font-name-asian="Courier New" style:font-name-complex="Courier New"/>
    </style:style>
    <style:style style:name="T49_9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50_1" style:family="text">
      <style:text-properties style:font-name="Courier New" style:font-name-asian="Courier New" style:font-name-complex="Courier New"/>
    </style:style>
    <style:style style:name="T50_2" style:family="text">
      <style:text-properties style:font-name="Courier New" style:font-name-asian="Courier New" style:font-name-complex="Courier New"/>
    </style:style>
    <style:style style:name="T50_3" style:family="text"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_1" style:family="text">
      <style:text-properties style:font-name="Courier New" style:font-name-asian="Courier New" style:font-name-complex="Courier New"/>
    </style:style>
    <style:style style:name="T51_2" style:family="text">
      <style:text-properties style:font-name="Courier New" style:font-name-asian="Courier New" style:font-name-complex="Courier New"/>
    </style:style>
    <style:style style:name="T51_3" style:family="text">
      <style:text-properties style:font-name="Courier New" style:font-name-asian="Courier New" style:font-name-complex="Courier New"/>
    </style:style>
    <style:style style:name="T51_4" style:family="text"/>
    <style:style style:name="T51_5" style:family="text">
      <style:text-properties fo:color="#0000ee" style:text-underline-style="solid" style:text-underline-color="font-color"/>
    </style:style>
    <style:style style:name="T51_6" style:family="text"/>
    <style:style style:name="T51_7" style:family="text">
      <style:text-properties fo:color="#0000ee" style:text-underline-style="solid" style:text-underline-color="font-color"/>
    </style:style>
    <style:style style:name="T51_8" style:family="text"/>
    <style:style style:name="T51_9" style:family="text">
      <style:text-properties fo:color="#0000ee" style:text-underline-style="solid" style:text-underline-color="font-color"/>
    </style:style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5" style:family="paragraph" style:parent-style-name="Heading_20_3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T58_2" style:family="text">
      <style:text-properties style:font-name="Courier New" style:font-name-asian="Courier New" style:font-name-complex="Courier New"/>
    </style:style>
    <style:style style:name="T58_3" style:family="text">
      <style:text-properties style:font-name="Courier New" style:font-name-asian="Courier New" style:font-name-complex="Courier New"/>
    </style:style>
    <style:style style:name="T58_4" style:family="text">
      <style:text-properties style:font-name="Courier New" style:font-name-asian="Courier New" style:font-name-complex="Courier New"/>
    </style:style>
    <style:style style:name="T58_5" style:family="text">
      <style:text-properties style:font-name="Courier New" style:font-name-asian="Courier New" style:font-name-complex="Courier New"/>
    </style:style>
    <style:style style:name="T58_6" style:family="text">
      <style:text-properties style:font-name="Courier New" style:font-name-asian="Courier New" style:font-name-complex="Courier New"/>
    </style:style>
    <style:style style:name="T58_7" style:family="text">
      <style:text-properties style:font-name="Courier New" style:font-name-asian="Courier New" style:font-name-complex="Courier New"/>
    </style:style>
    <style:style style:name="T58_8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T60_3" style:family="text">
      <style:text-properties style:font-name="Courier New" style:font-name-asian="Courier New" style:font-name-complex="Courier New"/>
    </style:style>
    <style:style style:name="T60_4" style:family="text">
      <style:text-properties style:font-name="Courier New" style:font-name-asian="Courier New" style:font-name-complex="Courier New"/>
    </style:style>
    <style:style style:name="T60_5" style:family="text">
      <style:text-properties style:font-name="Courier New" style:font-name-asian="Courier New" style:font-name-complex="Courier New"/>
    </style:style>
    <style:style style:name="T60_6" style:family="text">
      <style:text-properties style:font-name="Courier New" style:font-name-asian="Courier New" style:font-name-complex="Courier New"/>
    </style:style>
    <style:style style:name="T60_7" style:family="text">
      <style:text-properties style:font-name="Courier New" style:font-name-asian="Courier New" style:font-name-complex="Courier New"/>
    </style:style>
    <style:style style:name="T60_8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2_1" style:family="text">
      <style:text-properties style:font-name="Courier New" style:font-name-asian="Courier New" style:font-name-complex="Courier New"/>
    </style:style>
    <style:style style:name="T62_2" style:family="text">
      <style:text-properties style:font-name="Courier New" style:font-name-asian="Courier New" style:font-name-complex="Courier New"/>
    </style:style>
    <style:style style:name="T62_3" style:family="text">
      <style:text-properties style:font-name="Courier New" style:font-name-asian="Courier New" style:font-name-complex="Courier New"/>
    </style:style>
    <style:style style:name="T62_4" style:family="text">
      <style:text-properties style:font-name="Courier New" style:font-name-asian="Courier New" style:font-name-complex="Courier New"/>
    </style:style>
    <style:style style:name="T62_5" style:family="text">
      <style:text-properties style:font-name="Courier New" style:font-name-asian="Courier New" style:font-name-complex="Courier New"/>
    </style:style>
    <style:style style:name="T62_6" style:family="text">
      <style:text-properties style:font-name="Courier New" style:font-name-asian="Courier New" style:font-name-complex="Courier New"/>
    </style:style>
    <style:style style:name="T62_7" style:family="text">
      <style:text-properties style:font-name="Courier New" style:font-name-asian="Courier New" style:font-name-complex="Courier New"/>
    </style:style>
    <style:style style:name="T62_8" style:family="text">
      <style:text-properties style:font-name="Courier New" style:font-name-asian="Courier New" style:font-name-complex="Courier New"/>
    </style:style>
    <style:style style:name="T62_9" style:family="text">
      <style:text-properties style:font-name="Courier New" style:font-name-asian="Courier New" style:font-name-complex="Courier New"/>
    </style:style>
    <style:style style:name="T62_10" style:family="text">
      <style:text-properties style:font-name="Courier New" style:font-name-asian="Courier New" style:font-name-complex="Courier New"/>
    </style:style>
    <style:style style:name="T62_11" style:family="text">
      <style:text-properties style:font-name="Courier New" style:font-name-asian="Courier New" style:font-name-complex="Courier New"/>
    </style:style>
    <style:style style:name="T62_12" style:family="text"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64_1" style:family="text">
      <style:text-properties style:font-name="Courier New" style:font-name-asian="Courier New" style:font-name-complex="Courier New"/>
    </style:style>
    <style:style style:name="T64_2" style:family="text">
      <style:text-properties style:font-name="Courier New" style:font-name-asian="Courier New" style:font-name-complex="Courier New"/>
    </style:style>
    <style:style style:name="T64_3" style:family="text">
      <style:text-properties style:font-name="Courier New" style:font-name-asian="Courier New" style:font-name-complex="Courier New"/>
    </style:style>
    <style:style style:name="T64_4" style:family="text">
      <style:text-properties style:font-name="Courier New" style:font-name-asian="Courier New" style:font-name-complex="Courier New"/>
    </style:style>
    <style:style style:name="T64_5" style:family="text">
      <style:text-properties style:font-name="Courier New" style:font-name-asian="Courier New" style:font-name-complex="Courier New"/>
    </style:style>
    <style:style style:name="T64_6" style:family="text">
      <style:text-properties style:font-name="Courier New" style:font-name-asian="Courier New" style:font-name-complex="Courier New"/>
    </style:style>
    <style:style style:name="T64_7" style:family="text">
      <style:text-properties style:font-name="Courier New" style:font-name-asian="Courier New" style:font-name-complex="Courier New"/>
    </style:style>
    <style:style style:name="T64_8" style:family="text">
      <style:text-properties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T65_4" style:family="text">
      <style:text-properties style:font-name="Courier New" style:font-name-asian="Courier New" style:font-name-complex="Courier New"/>
    </style:style>
    <style:style style:name="T65_5" style:family="text">
      <style:text-properties style:font-name="Courier New" style:font-name-asian="Courier New" style:font-name-complex="Courier New"/>
    </style:style>
    <style:style style:name="T65_6" style:family="text">
      <style:text-properties style:font-name="Courier New" style:font-name-asian="Courier New" style:font-name-complex="Courier New"/>
    </style:style>
    <style:style style:name="T65_7" style:family="text">
      <style:text-properties style:font-name="Courier New" style:font-name-asian="Courier New" style:font-name-complex="Courier New"/>
    </style:style>
    <style:style style:name="T65_8" style:family="text">
      <style:text-properties style:font-name="Courier New" style:font-name-asian="Courier New" style:font-name-complex="Courier New"/>
    </style:style>
    <style:style style:name="T65_9" style:family="text">
      <style:text-properties style:font-name="Courier New" style:font-name-asian="Courier New" style:font-name-complex="Courier New"/>
    </style:style>
    <style:style style:name="T65_10" style:family="text">
      <style:text-properties style:font-name="Courier New" style:font-name-asian="Courier New" style:font-name-complex="Courier New"/>
    </style:style>
    <style:style style:name="T65_11" style:family="text">
      <style:text-properties style:font-name="Courier New" style:font-name-asian="Courier New" style:font-name-complex="Courier New"/>
    </style:style>
    <style:style style:name="T65_12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T68_4" style:family="text">
      <style:text-properties style:font-name="Courier New" style:font-name-asian="Courier New" style:font-name-complex="Courier New"/>
    </style:style>
    <style:style style:name="T68_5" style:family="text">
      <style:text-properties style:font-name="Courier New" style:font-name-asian="Courier New" style:font-name-complex="Courier New"/>
    </style:style>
    <style:style style:name="T68_6" style:family="text">
      <style:text-properties style:font-name="Courier New" style:font-name-asian="Courier New" style:font-name-complex="Courier New"/>
    </style:style>
    <style:style style:name="T68_7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69_1" style:family="text">
      <style:text-properties style:font-name="Courier New" style:font-name-asian="Courier New" style:font-name-complex="Courier New"/>
    </style:style>
    <style:style style:name="T69_2" style:family="text">
      <style:text-properties style:font-name="Courier New" style:font-name-asian="Courier New" style:font-name-complex="Courier New"/>
    </style:style>
    <style:style style:name="T69_3" style:family="text">
      <style:text-properties style:font-name="Courier New" style:font-name-asian="Courier New" style:font-name-complex="Courier New"/>
    </style:style>
    <style:style style:name="T69_4" style:family="text">
      <style:text-properties style:font-name="Courier New" style:font-name-asian="Courier New" style:font-name-complex="Courier New"/>
    </style:style>
    <style:style style:name="T69_5" style:family="text">
      <style:text-properties style:font-name="Courier New" style:font-name-asian="Courier New" style:font-name-complex="Courier New"/>
    </style:style>
    <style:style style:name="T69_6" style:family="text">
      <style:text-properties style:font-name="Courier New" style:font-name-asian="Courier New" style:font-name-complex="Courier New"/>
    </style:style>
    <style:style style:name="T69_7" style:family="text">
      <style:text-properties style:font-name="Courier New" style:font-name-asian="Courier New" style:font-name-complex="Courier New"/>
    </style:style>
    <style:style style:name="T69_8" style:family="text">
      <style:text-properties style:font-name="Courier New" style:font-name-asian="Courier New" style:font-name-complex="Courier New"/>
    </style:style>
    <style:style style:name="T69_9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70_1" style:family="text">
      <style:text-properties style:font-name="Courier New" style:font-name-asian="Courier New" style:font-name-complex="Courier New"/>
    </style:style>
    <style:style style:name="P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1_1" style:family="text">
      <style:text-properties style:font-name="Courier New" style:font-name-asian="Courier New" style:font-name-complex="Courier New"/>
    </style:style>
    <style:style style:name="T71_2" style:family="text">
      <style:text-properties style:font-name="Courier New" style:font-name-asian="Courier New" style:font-name-complex="Courier New"/>
    </style:style>
    <style:style style:name="T71_3" style:family="text">
      <style:text-properties style:font-name="Courier New" style:font-name-asian="Courier New" style:font-name-complex="Courier New"/>
    </style:style>
    <style:style style:name="T71_4" style:family="text">
      <style:text-properties style:font-name="Courier New" style:font-name-asian="Courier New" style:font-name-complex="Courier New"/>
    </style:style>
    <style:style style:name="T71_5" style:family="text">
      <style:text-properties style:font-name="Courier New" style:font-name-asian="Courier New" style:font-name-complex="Courier New"/>
    </style:style>
    <style:style style:name="T71_6" style:family="text">
      <style:text-properties style:font-name="Courier New" style:font-name-asian="Courier New" style:font-name-complex="Courier New"/>
    </style:style>
    <style:style style:name="T71_7" style:family="text">
      <style:text-properties style:font-name="Courier New" style:font-name-asian="Courier New" style:font-name-complex="Courier New"/>
    </style:style>
    <style:style style:name="T71_8" style:family="text">
      <style:text-properties style:font-name="Courier New" style:font-name-asian="Courier New" style:font-name-complex="Courier New"/>
    </style:style>
    <style:style style:name="P72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style:font-name="Courier New" style:font-name-asian="Courier New" style:font-name-complex="Courier New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Heurist</text:span><text:span text:style-name="T2_2"><text:s/></text:span><text:span text:style-name="T2_3">API</text:span><text:span text:style-name="T2_4"><text:s/></text:span><text:span text:style-name="T2_5">Developer</text:span><text:span text:style-name="T2_6">'</text:span><text:span text:style-name="T2_7">s</text:span><text:span text:style-name="T2_8"><text:s/></text:span><text:span text:style-name="T2_9">Guide</text:span></text:p>
          </table:table-cell>
          <table:table-cell table:style-name="Cell2">
            <text:p text:style-name="P3"><text:span text:style-name="T3_1"><text:a xlink:type="simple" xlink:href="http://hapi.heuristscholar.org/"><text:span text:style-name="T3_2">HAPI</text:span></text:a></text:span><text:span text:style-name="T3_3"><text:a xlink:type="simple" xlink:href="http://hapi.heuristscholar.org/"><text:span text:style-name="T3_4"><text:s/></text:span></text:a></text:span><text:span text:style-name="T3_5"><text:a xlink:type="simple" xlink:href="http://hapi.heuristscholar.org/"><text:span text:style-name="T3_6">home</text:span></text:a></text:span></text:p>
          </table:table-cell>
        </table:table-row>
      </table:table>
      <text:p text:style-name="P4"/>
      <text:h text:style-name="P5" text:outline-level="10"><text:span text:style-name="T5_1">Overview</text:span></text:h>
      <text:p text:style-name="P6"><text:span text:style-name="T6_1">The</text:span><text:span text:style-name="T6_2"><text:s/></text:span><text:span text:style-name="T6_3">Heurist</text:span><text:span text:style-name="T6_4"><text:s/></text:span><text:span text:style-name="T6_5">Application</text:span><text:span text:style-name="T6_6"><text:s/></text:span><text:span text:style-name="T6_7">Programming</text:span><text:span text:style-name="T6_8"><text:s/></text:span><text:span text:style-name="T6_9">Interface</text:span><text:span text:style-name="T6_10"><text:s/>(</text:span><text:span text:style-name="T6_11">HAPI</text:span><text:span text:style-name="T6_12">)<text:s/></text:span><text:span text:style-name="T6_13">is</text:span><text:span text:style-name="T6_14"><text:s/></text:span><text:span text:style-name="T6_15">a</text:span><text:span text:style-name="T6_16"><text:s/></text:span><text:span text:style-name="T6_17">Javascript</text:span><text:span text:style-name="T6_18"><text:s/></text:span><text:span text:style-name="T6_19">library</text:span><text:span text:style-name="T6_20"><text:s/></text:span><text:span text:style-name="T6_21">that</text:span><text:span text:style-name="T6_22"><text:s/></text:span><text:span text:style-name="T6_23">provides</text:span><text:span text:style-name="T6_24"><text:s/></text:span><text:span text:style-name="T6_25">access</text:span><text:span text:style-name="T6_26"><text:s/></text:span><text:span text:style-name="T6_27">to</text:span><text:span text:style-name="T6_28"><text:s/></text:span><text:span text:style-name="T6_29">the</text:span><text:span text:style-name="T6_30"><text:s/></text:span><text:span text:style-name="T6_31">Heurist</text:span><text:span text:style-name="T6_32"><text:s/></text:span><text:span text:style-name="T6_33">database</text:span><text:span text:style-name="T6_34">,<text:s/></text:span><text:span text:style-name="T6_35">on</text:span><text:span text:style-name="T6_36"><text:s/></text:span><text:span text:style-name="T6_37">which</text:span><text:span text:style-name="T6_38"><text:s/></text:span><text:span text:style-name="T6_39">the</text:span><text:span text:style-name="T6_40"><text:s/></text:span><text:span text:style-name="T6_41"><text:a xlink:type="simple" xlink:href="http://heuristscholar.org/heurist/"><text:span text:style-name="T6_42">Heurist</text:span></text:a></text:span><text:span text:style-name="T6_43"><text:a xlink:type="simple" xlink:href="http://heuristscholar.org/heurist/"><text:span text:style-name="T6_44"><text:s/></text:span></text:a></text:span><text:span text:style-name="T6_45"><text:a xlink:type="simple" xlink:href="http://heuristscholar.org/heurist/"><text:span text:style-name="T6_46">web</text:span></text:a></text:span><text:span text:style-name="T6_47"><text:a xlink:type="simple" xlink:href="http://heuristscholar.org/heurist/"><text:span text:style-name="T6_48"><text:s/></text:span></text:a></text:span><text:span text:style-name="T6_49"><text:a xlink:type="simple" xlink:href="http://heuristscholar.org/heurist/"><text:span text:style-name="T6_50">application</text:span></text:a></text:span><text:span text:style-name="T6_51"><text:s/></text:span><text:span text:style-name="T6_52">is</text:span><text:span text:style-name="T6_53"><text:s/></text:span><text:span text:style-name="T6_54">built</text:span><text:span text:style-name="T6_55">. <text:s/></text:span><text:span text:style-name="T6_56">Because</text:span><text:span text:style-name="T6_57"><text:s/></text:span><text:span text:style-name="T6_58">of</text:span><text:span text:style-name="T6_59"><text:s/></text:span><text:span text:style-name="T6_60">the</text:span><text:span text:style-name="T6_61"><text:s/></text:span><text:span text:style-name="T6_62">flexible</text:span><text:span text:style-name="T6_63"><text:s/></text:span><text:span text:style-name="T6_64">nature</text:span><text:span text:style-name="T6_65"><text:s/></text:span><text:span text:style-name="T6_66">of</text:span><text:span text:style-name="T6_67"><text:s/></text:span><text:span text:style-name="T6_68">the</text:span><text:span text:style-name="T6_69"><text:s/></text:span><text:span text:style-name="T6_70">Heurist</text:span><text:span text:style-name="T6_71"><text:s/></text:span><text:span text:style-name="T6_72">DB</text:span><text:span text:style-name="T6_73"><text:s/></text:span><text:span text:style-name="T6_74">structure</text:span><text:span text:style-name="T6_75">,<text:s/></text:span><text:span text:style-name="T6_76">it</text:span><text:span text:style-name="T6_77"><text:s/></text:span><text:span text:style-name="T6_78">is</text:span><text:span text:style-name="T6_79"><text:s/></text:span><text:span text:style-name="T6_80">able</text:span><text:span text:style-name="T6_81"><text:s/></text:span><text:span text:style-name="T6_82">to</text:span><text:span text:style-name="T6_83"><text:s/></text:span><text:span text:style-name="T6_84">support</text:span><text:span text:style-name="T6_85"><text:s/></text:span><text:span text:style-name="T6_86">a</text:span><text:span text:style-name="T6_87"><text:s/></text:span><text:span text:style-name="T6_88">wide</text:span><text:span text:style-name="T6_89"><text:s/></text:span><text:span text:style-name="T6_90">range</text:span><text:span text:style-name="T6_91"><text:s/></text:span><text:span text:style-name="T6_92">of</text:span><text:span text:style-name="T6_93"><text:s/></text:span><text:span text:style-name="T6_94">applications</text:span><text:span text:style-name="T6_95">. <text:s/></text:span><text:span text:style-name="T6_96">HAPI</text:span><text:span text:style-name="T6_97"><text:s/></text:span><text:span text:style-name="T6_98">makes</text:span><text:span text:style-name="T6_99"><text:s/></text:span><text:span text:style-name="T6_100">development</text:span><text:span text:style-name="T6_101"><text:s/></text:span><text:span text:style-name="T6_102">of</text:span><text:span text:style-name="T6_103"><text:s/></text:span><text:span text:style-name="T6_104">such</text:span><text:span text:style-name="T6_105"><text:s/></text:span><text:span text:style-name="T6_106">AJAX</text:span><text:span text:style-name="T6_107"><text:s/></text:span><text:span text:style-name="T6_108">applications</text:span><text:span text:style-name="T6_109"><text:s/></text:span><text:span text:style-name="T6_110">quick</text:span><text:span text:style-name="T6_111"><text:s/></text:span><text:span text:style-name="T6_112">and</text:span><text:span text:style-name="T6_113"><text:s/></text:span><text:span text:style-name="T6_114">easy</text:span><text:span text:style-name="T6_115">.</text:span></text:p>
      <text:p text:style-name="P7"/>
      <text:p text:style-name="P8"><text:span text:style-name="T8_1">If</text:span><text:span text:style-name="T8_2"><text:s/></text:span><text:span text:style-name="T8_3">there</text:span><text:span text:style-name="T8_4"><text:s/></text:span><text:span text:style-name="T8_5">is</text:span><text:span text:style-name="T8_6"><text:s/></text:span><text:span text:style-name="T8_7">not</text:span><text:span text:style-name="T8_8"><text:s/></text:span><text:span text:style-name="T8_9">an</text:span><text:span text:style-name="T8_10"><text:s/></text:span><text:span text:style-name="T8_11">an</text:span><text:span text:style-name="T8_12"><text:s/></text:span><text:span text:style-name="T8_13">example</text:span><text:span text:style-name="T8_14"><text:s/></text:span><text:span text:style-name="T8_15">of</text:span><text:span text:style-name="T8_16"><text:s/></text:span><text:span text:style-name="T8_17">how</text:span><text:span text:style-name="T8_18"><text:s/></text:span><text:span text:style-name="T8_19">to</text:span><text:span text:style-name="T8_20"><text:s/></text:span><text:span text:style-name="T8_21">do</text:span><text:span text:style-name="T8_22"><text:s/></text:span><text:span text:style-name="T8_23">a</text:span><text:span text:style-name="T8_24"><text:s/></text:span><text:span text:style-name="T8_25">certain</text:span><text:span text:style-name="T8_26"><text:s/></text:span><text:span text:style-name="T8_27">thing</text:span><text:span text:style-name="T8_28"><text:s/></text:span><text:span text:style-name="T8_29">in</text:span><text:span text:style-name="T8_30"><text:s/></text:span><text:span text:style-name="T8_31">the</text:span><text:span text:style-name="T8_32"><text:s/></text:span><text:span text:style-name="T8_33"><text:a xlink:type="simple" xlink:href="#h.7c5f42afd0e3"><text:span text:style-name="T8_34">Useful</text:span></text:a></text:span><text:span text:style-name="T8_35"><text:a xlink:type="simple" xlink:href="#h.7c5f42afd0e3"><text:span text:style-name="T8_36"><text:s/></text:span></text:a></text:span><text:span text:style-name="T8_37"><text:a xlink:type="simple" xlink:href="#h.7c5f42afd0e3"><text:span text:style-name="T8_38">snippets</text:span></text:a></text:span><text:span text:style-name="T8_39"><text:a xlink:type="simple" xlink:href="#h.7c5f42afd0e3"><text:span text:style-name="T8_40"><text:s/></text:span></text:a></text:span><text:span text:style-name="T8_41">section</text:span><text:span text:style-name="T8_42"><text:s/></text:span><text:span text:style-name="T8_43">of</text:span><text:span text:style-name="T8_44"><text:s/></text:span><text:span text:style-name="T8_45">this</text:span><text:span text:style-name="T8_46"><text:s/></text:span><text:span text:style-name="T8_47">document</text:span><text:span text:style-name="T8_48">,<text:s/></text:span><text:span text:style-name="T8_49">the</text:span><text:span text:style-name="T8_50"><text:s/></text:span><text:span text:style-name="T8_51"><text:a xlink:type="simple" xlink:href="http://docs.google.com/View?revision=_latest&amp;docid=dnt6v3v_2cmgzgw&amp;hl=en_GB"><text:span text:style-name="T8_52">API</text:span></text:a></text:span><text:span text:style-name="T8_53"><text:a xlink:type="simple" xlink:href="http://docs.google.com/View?revision=_latest&amp;docid=dnt6v3v_2cmgzgw&amp;hl=en_GB"><text:span text:style-name="T8_54"><text:s/></text:span></text:a></text:span><text:span text:style-name="T8_55"><text:a xlink:type="simple" xlink:href="http://docs.google.com/View?revision=_latest&amp;docid=dnt6v3v_2cmgzgw&amp;hl=en_GB"><text:span text:style-name="T8_56">reference</text:span></text:a></text:span><text:span text:style-name="T8_57"><text:s/></text:span><text:span text:style-name="T8_58">will</text:span><text:span text:style-name="T8_59"><text:s/></text:span><text:span text:style-name="T8_60">most</text:span><text:span text:style-name="T8_61"><text:s/></text:span><text:span text:style-name="T8_62">likely</text:span><text:span text:style-name="T8_63"><text:s/></text:span><text:span text:style-name="T8_64">have</text:span><text:span text:style-name="T8_65"><text:s/></text:span><text:span text:style-name="T8_66">what</text:span><text:span text:style-name="T8_67"><text:s/></text:span><text:span text:style-name="T8_68">you</text:span><text:span text:style-name="T8_69"><text:s/></text:span><text:span text:style-name="T8_70">are</text:span><text:span text:style-name="T8_71"><text:s/></text:span><text:span text:style-name="T8_72">looking</text:span><text:span text:style-name="T8_73"><text:s/></text:span><text:span text:style-name="T8_74">for</text:span><text:span text:style-name="T8_75">. <text:s/></text:span><text:span text:style-name="T8_76">The</text:span><text:span text:style-name="T8_77"><text:s/></text:span><text:span text:style-name="T8_78">naming</text:span><text:span text:style-name="T8_79"><text:s/></text:span><text:span text:style-name="T8_80">of</text:span><text:span text:style-name="T8_81"><text:s/></text:span><text:span text:style-name="T8_82">functions</text:span><text:span text:style-name="T8_83"><text:s/></text:span><text:span text:style-name="T8_84">and</text:span><text:span text:style-name="T8_85"><text:s/></text:span><text:span text:style-name="T8_86">classes</text:span><text:span text:style-name="T8_87"><text:s/></text:span><text:span text:style-name="T8_88">is</text:span><text:span text:style-name="T8_89"><text:s/></text:span><text:span text:style-name="T8_90">clear</text:span><text:span text:style-name="T8_91"><text:s/></text:span><text:span text:style-name="T8_92">enough</text:span><text:span text:style-name="T8_93"><text:s/></text:span><text:span text:style-name="T8_94">that</text:span><text:span text:style-name="T8_95"><text:s/></text:span><text:span text:style-name="T8_96">usually</text:span><text:span text:style-name="T8_97"><text:s/></text:span><text:span text:style-name="T8_98">one</text:span><text:span text:style-name="T8_99"><text:s/></text:span><text:span text:style-name="T8_100">can</text:span><text:span text:style-name="T8_101"><text:s/></text:span><text:span text:style-name="T8_102">easily</text:span><text:span text:style-name="T8_103"><text:s/></text:span><text:span text:style-name="T8_104">discover</text:span><text:span text:style-name="T8_105"><text:s/></text:span><text:span text:style-name="T8_106">how</text:span><text:span text:style-name="T8_107"><text:s/></text:span><text:span text:style-name="T8_108">to</text:span><text:span text:style-name="T8_109"><text:s/></text:span><text:span text:style-name="T8_110">do</text:span><text:span text:style-name="T8_111"><text:s/></text:span><text:span text:style-name="T8_112">something</text:span><text:span text:style-name="T8_113">.</text:span></text:p>
      <text:h text:style-name="P9" text:outline-level="10"/>
      <text:h text:style-name="P10" text:outline-level="10"><text:span text:style-name="T10_1">Hello</text:span><text:span text:style-name="T10_2">,<text:s/></text:span><text:span text:style-name="T10_3">world</text:span></text:h>
      <text:p text:style-name="P11"><text:span text:style-name="T11_1">This</text:span><text:span text:style-name="T11_2"><text:s/></text:span><text:span text:style-name="T11_3">is</text:span><text:span text:style-name="T11_4"><text:s/></text:span><text:span text:style-name="T11_5">as</text:span><text:span text:style-name="T11_6"><text:s/></text:span><text:span text:style-name="T11_7">near</text:span><text:span text:style-name="T11_8"><text:s/></text:span><text:span text:style-name="T11_9">as</text:span><text:span text:style-name="T11_10"><text:s/></text:span><text:span text:style-name="T11_11">one</text:span><text:span text:style-name="T11_12"><text:s/></text:span><text:span text:style-name="T11_13">might</text:span><text:span text:style-name="T11_14"><text:s/></text:span><text:span text:style-name="T11_15">come</text:span><text:span text:style-name="T11_16"><text:s/></text:span><text:span text:style-name="T11_17">to</text:span><text:span text:style-name="T11_18"><text:s/></text:span><text:span text:style-name="T11_19">a</text:span><text:span text:style-name="T11_20"><text:s/>"</text:span><text:span text:style-name="T11_21">Hello</text:span><text:span text:style-name="T11_22"><text:s/></text:span><text:span text:style-name="T11_23">world</text:span><text:span text:style-name="T11_24">"<text:s/></text:span><text:span text:style-name="T11_25">application</text:span><text:span text:style-name="T11_26"><text:s/>-<text:s/></text:span><text:span text:style-name="T11_27">a</text:span><text:span text:style-name="T11_28"><text:s/></text:span><text:span text:style-name="T11_29">basic</text:span><text:span text:style-name="T11_30"><text:s/></text:span><text:span text:style-name="T11_31">search</text:span><text:span text:style-name="T11_32"><text:s/></text:span><text:span text:style-name="T11_33">page</text:span><text:span text:style-name="T11_34">.</text:span></text:p>
      <text:p text:style-name="P12"/>
      <text:p text:style-name="P13"><text:span text:style-name="T13_1">&lt;</text:span><text:span text:style-name="T13_2">html</text:span><text:span text:style-name="T13_3">&gt;</text:span></text:p>
      <text:p text:style-name="P14"><text:span text:style-name="T14_1"> &lt;</text:span><text:span text:style-name="T14_2">head</text:span><text:span text:style-name="T14_3">&gt;</text:span></text:p>
      <text:p text:style-name="P15"><text:span text:style-name="T15_1"> <text:s/>&lt;</text:span><text:span text:style-name="T15_2">title</text:span><text:span text:style-name="T15_3">&gt;</text:span><text:span text:style-name="T15_4">HAPI</text:span><text:span text:style-name="T15_5"><text:s/></text:span><text:span text:style-name="T15_6">Search</text:span><text:span text:style-name="T15_7"><text:s/></text:span><text:span text:style-name="T15_8">sample</text:span><text:span text:style-name="T15_9"><text:s/></text:span><text:span text:style-name="T15_10">application</text:span><text:span text:style-name="T15_11">&lt;/</text:span><text:span text:style-name="T15_12">title</text:span><text:span text:style-name="T15_13">&gt;</text:span></text:p>
      <text:p text:style-name="P16"/>
      <text:p text:style-name="P17"><text:span text:style-name="T17_1"> <text:s/>&lt;</text:span><text:span text:style-name="T17_2">script</text:span><text:span text:style-name="T17_3"><text:s/></text:span><text:span text:style-name="T17_4">src</text:span><text:span text:style-name="T17_5">=</text:span><text:span text:style-name="T17_6">http</text:span><text:span text:style-name="T17_7">://</text:span><text:span text:style-name="T17_8">hapi</text:span><text:span text:style-name="T17_9">.</text:span><text:span text:style-name="T17_10">heuristscholar</text:span><text:span text:style-name="T17_11">.</text:span><text:span text:style-name="T17_12">org</text:span><text:span text:style-name="T17_13">/</text:span><text:span text:style-name="T17_14">load</text:span><text:span text:style-name="T17_15">?</text:span><text:span text:style-name="T17_16">v</text:span><text:span text:style-name="T17_17">=02&amp;</text:span><text:span text:style-name="T17_18">key</text:span><text:span text:style-name="T17_19">=</text:span><text:span text:style-name="T17_20">ce</text:span><text:span text:style-name="T17_21">1</text:span><text:span text:style-name="T17_22">c</text:span><text:span text:style-name="T17_23">992</text:span><text:span text:style-name="T17_24">c</text:span><text:span text:style-name="T17_25">139</text:span><text:span text:style-name="T17_26">cfd</text:span><text:span text:style-name="T17_27">5</text:span><text:span text:style-name="T17_28">a</text:span><text:span text:style-name="T17_29">6</text:span><text:span text:style-name="T17_30">fdc</text:span><text:span text:style-name="T17_31">77</text:span><text:span text:style-name="T17_32">c</text:span><text:span text:style-name="T17_33">5</text:span><text:span text:style-name="T17_34">c</text:span><text:span text:style-name="T17_35">71444925</text:span><text:span text:style-name="T17_36">f</text:span><text:span text:style-name="T17_37">229942&gt;&lt;/</text:span><text:span text:style-name="T17_38">script</text:span><text:span text:style-name="T17_39">&gt;</text:span><text:span text:style-name="T17_40">Loads</text:span><text:span text:style-name="T17_41"><text:s/></text:span><text:span text:style-name="T17_42">the</text:span><text:span text:style-name="T17_43"><text:s/></text:span><text:span text:style-name="T17_44">HAPI</text:span><text:span text:style-name="T17_45"><text:s/></text:span><text:span text:style-name="T17_46">library</text:span><text:span text:style-name="T17_47">. <text:s/></text:span><text:span text:style-name="T17_48">The</text:span><text:span text:style-name="T17_49"><text:s/></text:span><text:span text:style-name="T17_50">v</text:span><text:span text:style-name="T17_51"><text:s/></text:span><text:span text:style-name="T17_52">parameter</text:span><text:span text:style-name="T17_53"><text:s/></text:span><text:span text:style-name="T17_54">specifies</text:span><text:span text:style-name="T17_55"><text:s/></text:span><text:span text:style-name="T17_56">the</text:span><text:span text:style-name="T17_57"><text:s/></text:span><text:span text:style-name="T17_58">version</text:span><text:span text:style-name="T17_59">. <text:s/></text:span><text:span text:style-name="T17_60">If</text:span><text:span text:style-name="T17_61"><text:s/></text:span><text:span text:style-name="T17_62">omitted</text:span><text:span text:style-name="T17_63"><text:s/></text:span><text:span text:style-name="T17_64">it</text:span><text:span text:style-name="T17_65"><text:s/></text:span><text:span text:style-name="T17_66">will</text:span><text:span text:style-name="T17_67"><text:s/></text:span><text:span text:style-name="T17_68">default</text:span><text:span text:style-name="T17_69"><text:s/></text:span><text:span text:style-name="T17_70">to</text:span><text:span text:style-name="T17_71"><text:s/></text:span><text:span text:style-name="T17_72">the</text:span><text:span text:style-name="T17_73"><text:s/></text:span><text:span text:style-name="T17_74">latest</text:span><text:span text:style-name="T17_75"><text:s/></text:span><text:span text:style-name="T17_76">stable</text:span><text:span text:style-name="T17_77"><text:s/></text:span><text:span text:style-name="T17_78">version</text:span><text:span text:style-name="T17_79">. <text:s/></text:span><text:span text:style-name="T17_80">If</text:span><text:span text:style-name="T17_81"><text:s/></text:span><text:span text:style-name="T17_82">a</text:span><text:span text:style-name="T17_83"><text:s/></text:span><text:span text:style-name="T17_84">value</text:span><text:span text:style-name="T17_85"><text:s/></text:span><text:span text:style-name="T17_86">of</text:span><text:span text:style-name="T17_87"><text:s/></text:span><text:span text:style-name="T17_88">d</text:span><text:span text:style-name="T17_89"><text:s/></text:span><text:span text:style-name="T17_90">is</text:span><text:span text:style-name="T17_91"><text:s/></text:span><text:span text:style-name="T17_92">given</text:span><text:span text:style-name="T17_93">,<text:s/></text:span><text:span text:style-name="T17_94">the</text:span><text:span text:style-name="T17_95"><text:s/></text:span><text:span text:style-name="T17_96">latest</text:span><text:span text:style-name="T17_97"><text:s/></text:span><text:span text:style-name="T17_98">development</text:span><text:span text:style-name="T17_99"><text:s/></text:span><text:span text:style-name="T17_100">version</text:span><text:span text:style-name="T17_101"><text:s/></text:span><text:span text:style-name="T17_102">of</text:span><text:span text:style-name="T17_103"><text:s/></text:span><text:span text:style-name="T17_104">HAPI</text:span><text:span text:style-name="T17_105"><text:s/></text:span><text:span text:style-name="T17_106">will</text:span><text:span text:style-name="T17_107"><text:s/></text:span><text:span text:style-name="T17_108">be</text:span><text:span text:style-name="T17_109"><text:s/></text:span><text:span text:style-name="T17_110">loaded</text:span><text:span text:style-name="T17_111">. <text:s/></text:span><text:span text:style-name="T17_112">The</text:span><text:span text:style-name="T17_113"><text:s/></text:span><text:span text:style-name="T17_114">key</text:span><text:span text:style-name="T17_115"><text:s/></text:span><text:span text:style-name="T17_116">parameter</text:span><text:span text:style-name="T17_117"><text:s/></text:span><text:span text:style-name="T17_118">is</text:span><text:span text:style-name="T17_119"><text:s/></text:span><text:span text:style-name="T17_120">the</text:span><text:span text:style-name="T17_121"><text:s/></text:span><text:span text:style-name="T17_122">API</text:span><text:span text:style-name="T17_123"><text:s/></text:span><text:span text:style-name="T17_124">key</text:span><text:span text:style-name="T17_125"><text:s/></text:span><text:span text:style-name="T17_126">for</text:span><text:span text:style-name="T17_127"><text:s/></text:span><text:span text:style-name="T17_128">your</text:span><text:span text:style-name="T17_129"><text:s/></text:span><text:span text:style-name="T17_130">site</text:span><text:span text:style-name="T17_131">.</text:span></text:p>
      <text:p text:style-name="P18"/>
      <text:p text:style-name="P19"><text:span text:style-name="T19_1"> <text:s/>&lt;</text:span><text:span text:style-name="T19_2">script</text:span><text:span text:style-name="T19_3">&gt;</text:span></text:p>
      <text:p text:style-name="P20"><text:span text:style-name="T20_1">   <text:s/></text:span><text:span text:style-name="T20_2">function</text:span><text:span text:style-name="T20_3"><text:s/></text:span><text:span text:style-name="T20_4">doSearch</text:span><text:span text:style-name="T20_5">()<text:s/>{</text:span></text:p>
      <text:p text:style-name="P21"><text:span text:style-name="T21_1">   <text:s/></text:span><text:span text:style-name="T21_2">var</text:span><text:span text:style-name="T21_3"><text:s/></text:span><text:span text:style-name="T21_4">mysearch</text:span><text:span text:style-name="T21_5"><text:s/>=<text:s/></text:span><text:span text:style-name="T21_6">new</text:span><text:span text:style-name="T21_7"><text:s/></text:span><text:span text:style-name="T21_8">HSearch</text:span><text:span text:style-name="T21_9">(</text:span><text:span text:style-name="T21_10">document</text:span><text:span text:style-name="T21_11">.</text:span><text:span text:style-name="T21_12">getElementById</text:span><text:span text:style-name="T21_13">("</text:span><text:span text:style-name="T21_14">search</text:span><text:span text:style-name="T21_15">-</text:span><text:span text:style-name="T21_16">string</text:span><text:span text:style-name="T21_17">").</text:span><text:span text:style-name="T21_18">value</text:span><text:span text:style-name="T21_19">);</text:span></text:p>
      <text:p text:style-name="P22"/>
      <text:p text:style-name="P23"><text:span text:style-name="T23_1">       <text:s/></text:span><text:span text:style-name="T23_2">var</text:span><text:span text:style-name="T23_3"><text:s/></text:span><text:span text:style-name="T23_4">loader</text:span><text:span text:style-name="T23_5"><text:s/>=<text:s/></text:span><text:span text:style-name="T23_6">new</text:span><text:span text:style-name="T23_7"><text:s/></text:span><text:span text:style-name="T23_8">HLoader</text:span><text:span text:style-name="T23_9">(  </text:span></text:p>
      <text:p text:style-name="P24"><text:span text:style-name="T24_1">           <text:s/></text:span><text:span text:style-name="T24_2">function</text:span><text:span text:style-name="T24_3">(</text:span><text:span text:style-name="T24_4">s</text:span><text:span text:style-name="T24_5">,</text:span><text:span text:style-name="T24_6">r</text:span><text:span text:style-name="T24_7">)<text:s/>{</text:span></text:p>
      <text:p text:style-name="P25"><text:span text:style-name="T25_1">               <text:s/></text:span><text:span text:style-name="T25_2">displayResults</text:span><text:span text:style-name="T25_3">(</text:span><text:span text:style-name="T25_4">r</text:span><text:span text:style-name="T25_5">);</text:span></text:p>
      <text:p text:style-name="P26"><text:span text:style-name="T26_1">           <text:s/>},</text:span></text:p>
      <text:p text:style-name="P27"><text:span text:style-name="T27_1">           <text:s/></text:span><text:span text:style-name="T27_2">function</text:span><text:span text:style-name="T27_3">(</text:span><text:span text:style-name="T27_4">s</text:span><text:span text:style-name="T27_5">,</text:span><text:span text:style-name="T27_6">e</text:span><text:span text:style-name="T27_7">)<text:s/>{</text:span></text:p>
      <text:p text:style-name="P28"><text:span text:style-name="T28_1">               <text:s/></text:span><text:span text:style-name="T28_2">alert</text:span><text:span text:style-name="T28_3">("</text:span><text:span text:style-name="T28_4">load</text:span><text:span text:style-name="T28_5"><text:s/></text:span><text:span text:style-name="T28_6">failed</text:span><text:span text:style-name="T28_7">:<text:s/>"<text:s/>+<text:s/></text:span><text:span text:style-name="T28_8">e</text:span><text:span text:style-name="T28_9">);</text:span></text:p>
      <text:p text:style-name="P29"><text:span text:style-name="T29_1">           <text:s/>});</text:span></text:p>
      <text:p text:style-name="P30"><text:span text:style-name="T30_1">       <text:s/></text:span><text:span text:style-name="T30_2">HeuristScholarDB</text:span><text:span text:style-name="T30_3">.</text:span><text:span text:style-name="T30_4">loadRecords</text:span><text:span text:style-name="T30_5">(</text:span><text:span text:style-name="T30_6">mysearch</text:span><text:span text:style-name="T30_7">,<text:s/></text:span><text:span text:style-name="T30_8">loader</text:span><text:span text:style-name="T30_9">);</text:span></text:p>
      <text:p text:style-name="P31"><text:span text:style-name="T31_1">   <text:s/>}</text:span></text:p>
      <text:p text:style-name="P32"/>
      <text:p text:style-name="P33"><text:span text:style-name="T33_1">   <text:s/></text:span><text:span text:style-name="T33_2">function</text:span><text:span text:style-name="T33_3"><text:s/></text:span><text:span text:style-name="T33_4">displayResults</text:span><text:span text:style-name="T33_5">(</text:span><text:span text:style-name="T33_6">r</text:span><text:span text:style-name="T33_7">)<text:s/>{</text:span></text:p>
      <text:p text:style-name="P34"><text:span text:style-name="T34_1">       <text:s/></text:span><text:span text:style-name="T34_2">var</text:span><text:span text:style-name="T34_3"><text:s/></text:span><text:span text:style-name="T34_4">div</text:span><text:span text:style-name="T34_5"><text:s/>=<text:s/></text:span><text:span text:style-name="T34_6">document</text:span><text:span text:style-name="T34_7">.</text:span><text:span text:style-name="T34_8">getElementById</text:span><text:span text:style-name="T34_9">("</text:span><text:span text:style-name="T34_10">results</text:span><text:span text:style-name="T34_11">");</text:span></text:p>
      <text:p text:style-name="P35"><text:span text:style-name="T35_1">       <text:s/></text:span><text:span text:style-name="T35_2">div</text:span><text:span text:style-name="T35_3">.</text:span><text:span text:style-name="T35_4">innerHTML</text:span><text:span text:style-name="T35_5"><text:s/>=<text:s/>"";</text:span></text:p>
      <text:p text:style-name="P36"><text:span text:style-name="T36_1">       <text:s/></text:span><text:span text:style-name="T36_2">for</text:span><text:span text:style-name="T36_3"><text:s/>(</text:span><text:span text:style-name="T36_4">var</text:span><text:span text:style-name="T36_5"><text:s/></text:span><text:span text:style-name="T36_6">i</text:span><text:span text:style-name="T36_7"><text:s/>=<text:s/>0;<text:s/></text:span><text:span text:style-name="T36_8">i</text:span><text:span text:style-name="T36_9"><text:s/>&lt;<text:s/></text:span><text:span text:style-name="T36_10">r</text:span><text:span text:style-name="T36_11">.</text:span><text:span text:style-name="T36_12">length</text:span><text:span text:style-name="T36_13">;<text:s/></text:span><text:span text:style-name="T36_14">i</text:span><text:span text:style-name="T36_15">++)<text:s/>{</text:span></text:p>
      <text:p text:style-name="P37"><text:span text:style-name="T37_1">           <text:s/></text:span><text:span text:style-name="T37_2">div</text:span><text:span text:style-name="T37_3">.</text:span><text:span text:style-name="T37_4">innerHTML</text:span><text:span text:style-name="T37_5"><text:s/>+=<text:s/>"&lt;</text:span><text:span text:style-name="T37_6">a</text:span><text:span text:style-name="T37_7"><text:s/></text:span><text:span text:style-name="T37_8">href</text:span><text:span text:style-name="T37_9">=\"</text:span><text:span text:style-name="T37_10">http</text:span><text:span text:style-name="T37_11">://</text:span><text:span text:style-name="T37_12">heuristscholar</text:span><text:span text:style-name="T37_13">.</text:span><text:span text:style-name="T37_14">org</text:span><text:span text:style-name="T37_15">/</text:span><text:span text:style-name="T37_16">resource</text:span><text:span text:style-name="T37_17">/"<text:s/>+<text:s/></text:span><text:span text:style-name="T37_18">r</text:span><text:span text:style-name="T37_19">[</text:span><text:span text:style-name="T37_20">i</text:span><text:span text:style-name="T37_21">].</text:span><text:span text:style-name="T37_22">getID</text:span><text:span text:style-name="T37_23">()<text:s/>+<text:s/>"\"&gt;"<text:s/>+<text:s/></text:span><text:span text:style-name="T37_24">r</text:span><text:span text:style-name="T37_25">[</text:span><text:span text:style-name="T37_26">i</text:span><text:span text:style-name="T37_27">].</text:span><text:span text:style-name="T37_28">getTitle</text:span><text:span text:style-name="T37_29">()<text:s/>+<text:s/>"&lt;/</text:span><text:span text:style-name="T37_30">a</text:span><text:span text:style-name="T37_31">&gt;&lt;</text:span><text:span text:style-name="T37_32">br</text:span><text:span text:style-name="T37_33">/&gt;";</text:span></text:p>
      <text:p text:style-name="P38"><text:span text:style-name="T38_1">      <text:s/>}</text:span></text:p>
      <text:p text:style-name="P39"><text:span text:style-name="T39_1">   <text:s/>}</text:span></text:p>
      <text:p text:style-name="P40"><text:span text:style-name="T40_1"> <text:s/>&lt;/</text:span><text:span text:style-name="T40_2">script</text:span><text:span text:style-name="T40_3">&gt;</text:span></text:p>
      <text:p text:style-name="P41"><text:span text:style-name="T41_1"> &lt;/</text:span><text:span text:style-name="T41_2">head</text:span><text:span text:style-name="T41_3">&gt;</text:span><text:span text:style-name="T41_4">The</text:span><text:span text:style-name="T41_5"><text:s/></text:span><text:span text:style-name="T41_6"><text:a xlink:type="simple" xlink:href="http://docs.google.com/View?revision=_latest&amp;docid=dnt6v3v_2cmgzgw&amp;hl=en_GB#HSearch"><text:span text:style-name="T41_7">HSearch</text:span></text:a></text:span><text:span text:style-name="T41_8"><text:s/></text:span><text:span text:style-name="T41_9">object</text:span><text:span text:style-name="T41_10"><text:s/></text:span><text:span text:style-name="T41_11">specifies</text:span><text:span text:style-name="T41_12"><text:s/></text:span><text:span text:style-name="T41_13">a</text:span><text:span text:style-name="T41_14"><text:s/></text:span><text:span text:style-name="T41_15">Heurist</text:span><text:span text:style-name="T41_16"><text:s/></text:span><text:span text:style-name="T41_17">search</text:span><text:span text:style-name="T41_18">. <text:s/></text:span><text:span text:style-name="T41_19">The</text:span><text:span text:style-name="T41_20"><text:s/></text:span><text:span text:style-name="T41_21">syntax</text:span><text:span text:style-name="T41_22"><text:s/></text:span><text:span text:style-name="T41_23">is</text:span><text:span text:style-name="T41_24"><text:s/></text:span><text:span text:style-name="T41_25">the</text:span><text:span text:style-name="T41_26"><text:s/></text:span><text:span text:style-name="T41_27">same</text:span><text:span text:style-name="T41_28"><text:s/></text:span><text:span text:style-name="T41_29">as</text:span><text:span text:style-name="T41_30"><text:s/></text:span><text:span text:style-name="T41_31">that</text:span><text:span text:style-name="T41_32"><text:s/></text:span><text:span text:style-name="T41_33">used</text:span><text:span text:style-name="T41_34"><text:s/></text:span><text:span text:style-name="T41_35">in</text:span><text:span text:style-name="T41_36"><text:s/></text:span><text:span text:style-name="T41_37">the</text:span><text:span text:style-name="T41_38"><text:s/></text:span><text:span text:style-name="T41_39">Heurist</text:span><text:span text:style-name="T41_40"><text:s/></text:span><text:span text:style-name="T41_41">web</text:span><text:span text:style-name="T41_42"><text:s/></text:span><text:span text:style-name="T41_43">application</text:span><text:span text:style-name="T41_44"><text:s/></text:span><text:span text:style-name="T41_45">search</text:span><text:span text:style-name="T41_46">.</text:span></text:p>
      <text:p text:style-name="P42"><text:span text:style-name="T42_1">An</text:span><text:span text:style-name="T42_2"><text:s/></text:span><text:span text:style-name="T42_3"><text:a xlink:type="simple" xlink:href="http://docs.google.com/View?revision=_latest&amp;docid=dnt6v3v_2cmgzgw&amp;hl=en_GB#HLoader"><text:span text:style-name="T42_4">HLoader</text:span></text:a></text:span><text:span text:style-name="T42_5"><text:s/></text:span><text:span text:style-name="T42_6">contains</text:span><text:span text:style-name="T42_7"><text:s/></text:span><text:span text:style-name="T42_8">an</text:span><text:span text:style-name="T42_9"><text:s/></text:span><text:span text:style-name="T42_10">onLoad</text:span><text:span text:style-name="T42_11"><text:s/></text:span><text:span text:style-name="T42_12">callback</text:span><text:span text:style-name="T42_13"><text:s/></text:span><text:span text:style-name="T42_14">and</text:span><text:span text:style-name="T42_15"><text:s/></text:span><text:span text:style-name="T42_16">an</text:span><text:span text:style-name="T42_17"><text:s/></text:span><text:span text:style-name="T42_18">onError</text:span><text:span text:style-name="T42_19"><text:s/></text:span><text:span text:style-name="T42_20">callback</text:span><text:span text:style-name="T42_21">.</text:span></text:p>
      <text:p text:style-name="P43"><text:span text:style-name="T43_1"><text:a xlink:type="simple" xlink:href="http://docs.google.com/View?revision=_latest&amp;docid=dnt6v3v_2cmgzgw&amp;hl=en_GB#HeuristScholarDB"><text:span text:style-name="T43_2">HeuristScholarDB</text:span></text:a></text:span><text:span text:style-name="T43_3">,<text:s/></text:span><text:span text:style-name="T43_4">an</text:span><text:span text:style-name="T43_5"><text:s/></text:span><text:span text:style-name="T43_6">instance</text:span><text:span text:style-name="T43_7"><text:s/></text:span><text:span text:style-name="T43_8">of</text:span><text:span text:style-name="T43_9"><text:s/></text:span><text:span text:style-name="T43_10">an</text:span><text:span text:style-name="T43_11"><text:s/></text:span><text:span text:style-name="T43_12">HStorageManager</text:span><text:span text:style-name="T43_13">,<text:s/></text:span><text:span text:style-name="T43_14">provides</text:span><text:span text:style-name="T43_15"><text:s/></text:span><text:span text:style-name="T43_16">access</text:span><text:span text:style-name="T43_17"><text:s/></text:span><text:span text:style-name="T43_18">to</text:span><text:span text:style-name="T43_19"><text:s/></text:span><text:span text:style-name="T43_20">the</text:span><text:span text:style-name="T43_21"><text:s/></text:span><text:span text:style-name="T43_22">main</text:span><text:span text:style-name="T43_23"><text:s/></text:span><text:span text:style-name="T43_24">instance</text:span><text:span text:style-name="T43_25"><text:s/></text:span><text:span text:style-name="T43_26">of</text:span><text:span text:style-name="T43_27"><text:s/></text:span><text:span text:style-name="T43_28">the</text:span><text:span text:style-name="T43_29"><text:s/></text:span><text:span text:style-name="T43_30">Heurist</text:span><text:span text:style-name="T43_31"><text:s/></text:span><text:span text:style-name="T43_32">DB</text:span><text:span text:style-name="T43_33">.</text:span></text:p>
      <text:p text:style-name="P44"/>
      <text:p text:style-name="P45"><text:span text:style-name="T45_1"> &lt;</text:span><text:span text:style-name="T45_2">body</text:span><text:span text:style-name="T45_3">&gt;</text:span></text:p>
      <text:p text:style-name="P46"><text:span text:style-name="T46_1"> <text:s/>&lt;</text:span><text:span text:style-name="T46_2">h</text:span><text:span text:style-name="T46_3">3&gt;</text:span><text:span text:style-name="T46_4">Search</text:span><text:span text:style-name="T46_5"><text:s/></text:span><text:span text:style-name="T46_6">Heurist</text:span><text:span text:style-name="T46_7"><text:s/></text:span><text:span text:style-name="T46_8">database</text:span><text:span text:style-name="T46_9">&lt;/</text:span><text:span text:style-name="T46_10">h</text:span><text:span text:style-name="T46_11">3&gt;</text:span></text:p>
      <text:p text:style-name="P47"><text:span text:style-name="T47_1"> <text:s/>&lt;</text:span><text:span text:style-name="T47_2">input</text:span><text:span text:style-name="T47_3"><text:s/></text:span><text:span text:style-name="T47_4">type</text:span><text:span text:style-name="T47_5">="</text:span><text:span text:style-name="T47_6">text</text:span><text:span text:style-name="T47_7">"<text:s/></text:span><text:span text:style-name="T47_8">id</text:span><text:span text:style-name="T47_9">="</text:span><text:span text:style-name="T47_10">search</text:span><text:span text:style-name="T47_11">-</text:span><text:span text:style-name="T47_12">string</text:span><text:span text:style-name="T47_13">"&gt;&lt;/</text:span><text:span text:style-name="T47_14">input</text:span><text:span text:style-name="T47_15">&gt;</text:span></text:p>
      <text:p text:style-name="P48"><text:span text:style-name="T48_1"> <text:s/>&lt;</text:span><text:span text:style-name="T48_2">input</text:span><text:span text:style-name="T48_3"><text:s/></text:span><text:span text:style-name="T48_4">type</text:span><text:span text:style-name="T48_5">="</text:span><text:span text:style-name="T48_6">button</text:span><text:span text:style-name="T48_7">"<text:s/></text:span><text:span text:style-name="T48_8">value</text:span><text:span text:style-name="T48_9">="</text:span><text:span text:style-name="T48_10">search</text:span><text:span text:style-name="T48_11">"<text:s/></text:span><text:span text:style-name="T48_12">onclick</text:span><text:span text:style-name="T48_13">="</text:span><text:span text:style-name="T48_14">doSearch</text:span><text:span text:style-name="T48_15">();"&gt;&lt;/</text:span><text:span text:style-name="T48_16">input</text:span><text:span text:style-name="T48_17">&gt;</text:span></text:p>
      <text:p text:style-name="P49"><text:span text:style-name="T49_1"> <text:s/>&lt;</text:span><text:span text:style-name="T49_2">div</text:span><text:span text:style-name="T49_3"><text:s/></text:span><text:span text:style-name="T49_4">id</text:span><text:span text:style-name="T49_5">="</text:span><text:span text:style-name="T49_6">results</text:span><text:span text:style-name="T49_7">"&gt;&lt;/</text:span><text:span text:style-name="T49_8">div</text:span><text:span text:style-name="T49_9">&gt;</text:span></text:p>
      <text:p text:style-name="P50"><text:span text:style-name="T50_1"> &lt;/</text:span><text:span text:style-name="T50_2">body</text:span><text:span text:style-name="T50_3">&gt;</text:span></text:p>
      <text:p text:style-name="P51"><text:span text:style-name="T51_1">&lt;/</text:span><text:span text:style-name="T51_2">html</text:span><text:span text:style-name="T51_3">&gt;</text:span><text:span text:style-name="T51_4"><text:a xlink:type="simple" xlink:href="http://hapi.heuristscholar.org/samples/search.html"><text:span text:style-name="T51_5">Click</text:span></text:a></text:span><text:span text:style-name="T51_6"><text:a xlink:type="simple" xlink:href="http://hapi.heuristscholar.org/samples/search.html"><text:span text:style-name="T51_7"><text:s/></text:span></text:a></text:span><text:span text:style-name="T51_8"><text:a xlink:type="simple" xlink:href="http://hapi.heuristscholar.org/samples/search.html"><text:span text:style-name="T51_9">here</text:span></text:a></text:span><text:span text:style-name="T51_10"><text:s/></text:span><text:span text:style-name="T51_11">to</text:span><text:span text:style-name="T51_12"><text:s/></text:span><text:span text:style-name="T51_13">try</text:span><text:span text:style-name="T51_14"><text:s/></text:span><text:span text:style-name="T51_15">this</text:span><text:span text:style-name="T51_16"><text:s/></text:span><text:span text:style-name="T51_17">sample</text:span><text:span text:style-name="T51_18"><text:s/></text:span><text:span text:style-name="T51_19">application</text:span><text:span text:style-name="T51_20">.</text:span></text:p>
      <text:p text:style-name="P52"/>
      <text:p text:style-name="P53"/>
      <text:p text:style-name="P54"/>
      <text:h text:style-name="P55" text:outline-level="10"><text:bookmark-start text:name="h.7c5f42afd0e3"/><text:bookmark-end text:name="h.7c5f42afd0e3"/><text:span text:style-name="T55_1">Useful</text:span><text:span text:style-name="T55_2"><text:s/></text:span><text:span text:style-name="T55_3">snippets</text:span></text:h>
      <text:p text:style-name="P56"/>
      <text:p text:style-name="P57"><text:span text:style-name="T57_1">Create</text:span><text:span text:style-name="T57_2"><text:s/></text:span><text:span text:style-name="T57_3">a</text:span><text:span text:style-name="T57_4"><text:s/></text:span><text:span text:style-name="T57_5">new</text:span><text:span text:style-name="T57_6"><text:s/></text:span><text:span text:style-name="T57_7">record</text:span></text:p>
      <text:p text:style-name="P58"><text:span text:style-name="T58_1">var</text:span><text:span text:style-name="T58_2"><text:s/></text:span><text:span text:style-name="T58_3">record</text:span><text:span text:style-name="T58_4"><text:s/>=<text:s/></text:span><text:span text:style-name="T58_5">new</text:span><text:span text:style-name="T58_6"><text:s/></text:span><text:span text:style-name="T58_7">HRecord</text:span><text:span text:style-name="T58_8">();</text:span></text:p>
      <text:p text:style-name="P59"><text:span text:style-name="T59_1">Set</text:span><text:span text:style-name="T59_2"><text:s/></text:span><text:span text:style-name="T59_3">record</text:span><text:span text:style-name="T59_4"><text:s/></text:span><text:span text:style-name="T59_5">type</text:span></text:p>
      <text:p text:style-name="P60"><text:span text:style-name="T60_1">record</text:span><text:span text:style-name="T60_2">.</text:span><text:span text:style-name="T60_3">setRecordType</text:span><text:span text:style-name="T60_4">(</text:span><text:span text:style-name="T60_5">HRecordTypeManager</text:span><text:span text:style-name="T60_6">.</text:span><text:span text:style-name="T60_7">getRecordTypeById</text:span><text:span text:style-name="T60_8">(1));</text:span></text:p>
      <text:p text:style-name="P61"><text:span text:style-name="T61_1">Get</text:span><text:span text:style-name="T61_2"><text:s/></text:span><text:span text:style-name="T61_3">detail</text:span><text:span text:style-name="T61_4"><text:s/></text:span><text:span text:style-name="T61_5">types</text:span><text:span text:style-name="T61_6"><text:s/></text:span><text:span text:style-name="T61_7">for</text:span><text:span text:style-name="T61_8"><text:s/></text:span><text:span text:style-name="T61_9">record</text:span></text:p>
      <text:p text:style-name="P62"><text:span text:style-name="T62_1">var</text:span><text:span text:style-name="T62_2"><text:s/></text:span><text:span text:style-name="T62_3">detailTypes</text:span><text:span text:style-name="T62_4"><text:s/>=<text:s/></text:span><text:span text:style-name="T62_5">HDetailManager</text:span><text:span text:style-name="T62_6">.</text:span><text:span text:style-name="T62_7">getDetailTypesForRecordType</text:span><text:span text:style-name="T62_8">(</text:span><text:span text:style-name="T62_9">record</text:span><text:span text:style-name="T62_10">.</text:span><text:span text:style-name="T62_11">getRecordType</text:span><text:span text:style-name="T62_12">());</text:span></text:p>
      <text:p text:style-name="P63"><text:span text:style-name="T63_1">Add</text:span><text:span text:style-name="T63_2"><text:s/></text:span><text:span text:style-name="T63_3">a</text:span><text:span text:style-name="T63_4"><text:s/></text:span><text:span text:style-name="T63_5">detail</text:span><text:span text:style-name="T63_6"><text:s/></text:span><text:span text:style-name="T63_7">to</text:span><text:span text:style-name="T63_8"><text:s/></text:span><text:span text:style-name="T63_9">a</text:span><text:span text:style-name="T63_10"><text:s/></text:span><text:span text:style-name="T63_11">record</text:span></text:p>
      <text:p text:style-name="P64"><text:span text:style-name="T64_1">var</text:span><text:span text:style-name="T64_2"><text:s/></text:span><text:span text:style-name="T64_3">TitleType</text:span><text:span text:style-name="T64_4"><text:s/>=<text:s/></text:span><text:span text:style-name="T64_5">HDetailManager</text:span><text:span text:style-name="T64_6">.</text:span><text:span text:style-name="T64_7">getDetailTypeById</text:span><text:span text:style-name="T64_8">(160);</text:span></text:p>
      <text:p text:style-name="P65"><text:span text:style-name="T65_1">record</text:span><text:span text:style-name="T65_2">.</text:span><text:span text:style-name="T65_3">addDetail</text:span><text:span text:style-name="T65_4">(</text:span><text:span text:style-name="T65_5">TitleType</text:span><text:span text:style-name="T65_6">,<text:s/>"</text:span><text:span text:style-name="T65_7">HAPI</text:span><text:span text:style-name="T65_8"><text:s/></text:span><text:span text:style-name="T65_9">test</text:span><text:span text:style-name="T65_10"><text:s/></text:span><text:span text:style-name="T65_11">record</text:span><text:span text:style-name="T65_12">");</text:span></text:p>
      <text:p text:style-name="P66"><text:span text:style-name="T66_1">Save</text:span><text:span text:style-name="T66_2"><text:s/></text:span><text:span text:style-name="T66_3">a</text:span><text:span text:style-name="T66_4"><text:s/></text:span><text:span text:style-name="T66_5">record</text:span></text:p>
      <text:p text:style-name="P67"><text:span text:style-name="T67_1">var</text:span><text:span text:style-name="T67_2"><text:s/></text:span><text:span text:style-name="T67_3">saver</text:span><text:span text:style-name="T67_4"><text:s/>=<text:s/></text:span><text:span text:style-name="T67_5">new</text:span><text:span text:style-name="T67_6"><text:s/></text:span><text:span text:style-name="T67_7">HSaver</text:span><text:span text:style-name="T67_8">(</text:span></text:p>
      <text:p text:style-name="P68"><text:span text:style-name="T68_1">   <text:s/></text:span><text:span text:style-name="T68_2">function</text:span><text:span text:style-name="T68_3">(</text:span><text:span text:style-name="T68_4">r</text:span><text:span text:style-name="T68_5">)<text:s/>{<text:s/></text:span><text:span text:style-name="T68_6">alert</text:span><text:span text:style-name="T68_7">(<text:s/>":-)"<text:s/>);<text:s/>},</text:span></text:p>
      <text:p text:style-name="P69"><text:span text:style-name="T69_1">   <text:s/></text:span><text:span text:style-name="T69_2">function</text:span><text:span text:style-name="T69_3">(</text:span><text:span text:style-name="T69_4">r</text:span><text:span text:style-name="T69_5">,</text:span><text:span text:style-name="T69_6">e</text:span><text:span text:style-name="T69_7">)<text:s/>{<text:s/></text:span><text:span text:style-name="T69_8">alert</text:span><text:span text:style-name="T69_9">(<text:s/>":-("<text:s/>);<text:s/>}</text:span></text:p>
      <text:p text:style-name="P70"><text:span text:style-name="T70_1">);</text:span></text:p>
      <text:p text:style-name="P71"><text:span text:style-name="T71_1">HeuristScholarDB</text:span><text:span text:style-name="T71_2">.</text:span><text:span text:style-name="T71_3">saveRecord</text:span><text:span text:style-name="T71_4">(</text:span><text:span text:style-name="T71_5">record</text:span><text:span text:style-name="T71_6">,<text:s/></text:span><text:span text:style-name="T71_7">saver</text:span><text:span text:style-name="T71_8">);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fo:keep-with-next="always" fo:keep-together="always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